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  <table:table-cell table:style-name="ce1" office:value-type="string" calcext:value-type="string">
            <text:p>COM OFF</text:p>
          </table:table-cell>
        </table:table-row>
        <table:table-row table:style-name="ro1">
          <table:table-cell office:value-type="string" calcext:value-type="string">
            <text:p>Exec 1</text:p>
          </table:table-cell>
          <table:table-cell office:value-type="float" office:value="16.778775" calcext:value-type="float">
            <text:p>16,778775</text:p>
          </table:table-cell>
          <table:table-cell office:value-type="float" office:value="12.895701" calcext:value-type="float">
            <text:p>12,895701</text:p>
          </table:table-cell>
          <table:table-cell office:value-type="float" office:value="18.17088" calcext:value-type="float">
            <text:p>18,17088</text:p>
          </table:table-cell>
          <table:table-cell office:value-type="float" office:value="16.580573" calcext:value-type="float">
            <text:p>16,580573</text:p>
          </table:table-cell>
          <table:table-cell office:value-type="float" office:value="18.064616" calcext:value-type="float">
            <text:p>18,064616</text:p>
          </table:table-cell>
          <table:table-cell/>
        </table:table-row>
        <table:table-row table:style-name="ro1">
          <table:table-cell office:value-type="string" calcext:value-type="string">
            <text:p>Exec 2</text:p>
          </table:table-cell>
          <table:table-cell office:value-type="float" office:value="17.587033" calcext:value-type="float">
            <text:p>17,587033</text:p>
          </table:table-cell>
          <table:table-cell office:value-type="float" office:value="13.280458" calcext:value-type="float">
            <text:p>13,280458</text:p>
          </table:table-cell>
          <table:table-cell office:value-type="float" office:value="18.319935" calcext:value-type="float">
            <text:p>18,319935</text:p>
          </table:table-cell>
          <table:table-cell office:value-type="float" office:value="18.324916" calcext:value-type="float">
            <text:p>18,324916</text:p>
          </table:table-cell>
          <table:table-cell office:value-type="float" office:value="19.258981" calcext:value-type="float">
            <text:p>19,258981</text:p>
          </table:table-cell>
          <table:table-cell/>
        </table:table-row>
        <table:table-row table:style-name="ro1">
          <table:table-cell office:value-type="string" calcext:value-type="string">
            <text:p>Exec 3</text:p>
          </table:table-cell>
          <table:table-cell office:value-type="float" office:value="17.736182" calcext:value-type="float">
            <text:p>17,736182</text:p>
          </table:table-cell>
          <table:table-cell office:value-type="float" office:value="13.541134" calcext:value-type="float">
            <text:p>13,541134</text:p>
          </table:table-cell>
          <table:table-cell office:value-type="float" office:value="19.027902" calcext:value-type="float">
            <text:p>19,027902</text:p>
          </table:table-cell>
          <table:table-cell office:value-type="float" office:value="17.025975" calcext:value-type="float">
            <text:p>17,025975</text:p>
          </table:table-cell>
          <table:table-cell office:value-type="float" office:value="18.343457" calcext:value-type="float">
            <text:p>18,343457</text:p>
          </table:table-cell>
          <table:table-cell/>
        </table:table-row>
        <table:table-row table:style-name="ro1">
          <table:table-cell office:value-type="string" calcext:value-type="string">
            <text:p>Exec 4</text:p>
          </table:table-cell>
          <table:table-cell office:value-type="float" office:value="17.446078" calcext:value-type="float">
            <text:p>17,446078</text:p>
          </table:table-cell>
          <table:table-cell office:value-type="float" office:value="13.897875" calcext:value-type="float">
            <text:p>13,897875</text:p>
          </table:table-cell>
          <table:table-cell office:value-type="float" office:value="17.266581" calcext:value-type="float">
            <text:p>17,266581</text:p>
          </table:table-cell>
          <table:table-cell office:value-type="float" office:value="16.316435" calcext:value-type="float">
            <text:p>16,316435</text:p>
          </table:table-cell>
          <table:table-cell office:value-type="float" office:value="19.133231" calcext:value-type="float">
            <text:p>19,133231</text:p>
          </table:table-cell>
          <table:table-cell/>
        </table:table-row>
        <table:table-row table:style-name="ro1">
          <table:table-cell office:value-type="string" calcext:value-type="string">
            <text:p>Exec 5</text:p>
          </table:table-cell>
          <table:table-cell office:value-type="float" office:value="16.527517" calcext:value-type="float">
            <text:p>16,527517</text:p>
          </table:table-cell>
          <table:table-cell office:value-type="float" office:value="14.065354" calcext:value-type="float">
            <text:p>14,065354</text:p>
          </table:table-cell>
          <table:table-cell office:value-type="float" office:value="19.115685" calcext:value-type="float">
            <text:p>19,115685</text:p>
          </table:table-cell>
          <table:table-cell office:value-type="float" office:value="17.883381" calcext:value-type="float">
            <text:p>17,883381</text:p>
          </table:table-cell>
          <table:table-cell office:value-type="float" office:value="18.457876" calcext:value-type="float">
            <text:p>18,457876</text:p>
          </table:table-cell>
          <table:table-cell/>
        </table:table-row>
        <table:table-row table:style-name="ro1">
          <table:table-cell office:value-type="string" calcext:value-type="string">
            <text:p>Exec 6</text:p>
          </table:table-cell>
          <table:table-cell office:value-type="float" office:value="16.1354" calcext:value-type="float">
            <text:p>16,1354</text:p>
          </table:table-cell>
          <table:table-cell office:value-type="float" office:value="13.243871" calcext:value-type="float">
            <text:p>13,243871</text:p>
          </table:table-cell>
          <table:table-cell office:value-type="float" office:value="16.497027" calcext:value-type="float">
            <text:p>16,497027</text:p>
          </table:table-cell>
          <table:table-cell office:value-type="float" office:value="18.356206" calcext:value-type="float">
            <text:p>18,356206</text:p>
          </table:table-cell>
          <table:table-cell office:value-type="float" office:value="18.061484" calcext:value-type="float">
            <text:p>18,061484</text:p>
          </table:table-cell>
          <table:table-cell/>
        </table:table-row>
        <table:table-row table:style-name="ro1">
          <table:table-cell office:value-type="string" calcext:value-type="string">
            <text:p>Exec 7</text:p>
          </table:table-cell>
          <table:table-cell office:value-type="float" office:value="16.950488" calcext:value-type="float">
            <text:p>16,950488</text:p>
          </table:table-cell>
          <table:table-cell office:value-type="float" office:value="14.47483" calcext:value-type="float">
            <text:p>14,47483</text:p>
          </table:table-cell>
          <table:table-cell office:value-type="float" office:value="19.869615" calcext:value-type="float">
            <text:p>19,869615</text:p>
          </table:table-cell>
          <table:table-cell office:value-type="float" office:value="16.421979" calcext:value-type="float">
            <text:p>16,421979</text:p>
          </table:table-cell>
          <table:table-cell office:value-type="float" office:value="18.324725" calcext:value-type="float">
            <text:p>18,324725</text:p>
          </table:table-cell>
          <table:table-cell/>
        </table:table-row>
        <table:table-row table:style-name="ro1">
          <table:table-cell office:value-type="string" calcext:value-type="string">
            <text:p>Exec 8</text:p>
          </table:table-cell>
          <table:table-cell office:value-type="float" office:value="15.458402" calcext:value-type="float">
            <text:p>15,458402</text:p>
          </table:table-cell>
          <table:table-cell office:value-type="float" office:value="14.604177" calcext:value-type="float">
            <text:p>14,604177</text:p>
          </table:table-cell>
          <table:table-cell office:value-type="float" office:value="16.497333" calcext:value-type="float">
            <text:p>16,497333</text:p>
          </table:table-cell>
          <table:table-cell office:value-type="float" office:value="17.85012" calcext:value-type="float">
            <text:p>17,85012</text:p>
          </table:table-cell>
          <table:table-cell office:value-type="float" office:value="18.012177" calcext:value-type="float">
            <text:p>18,012177</text:p>
          </table:table-cell>
          <table:table-cell/>
        </table:table-row>
        <table:table-row table:style-name="ro1">
          <table:table-cell office:value-type="string" calcext:value-type="string">
            <text:p>Exec 9</text:p>
          </table:table-cell>
          <table:table-cell office:value-type="float" office:value="16.413418" calcext:value-type="float">
            <text:p>16,413418</text:p>
          </table:table-cell>
          <table:table-cell office:value-type="float" office:value="13.999743" calcext:value-type="float">
            <text:p>13,999743</text:p>
          </table:table-cell>
          <table:table-cell office:value-type="float" office:value="18.642009" calcext:value-type="float">
            <text:p>18,642009</text:p>
          </table:table-cell>
          <table:table-cell office:value-type="float" office:value="16.014604" calcext:value-type="float">
            <text:p>16,014604</text:p>
          </table:table-cell>
          <table:table-cell office:value-type="float" office:value="18.917223" calcext:value-type="float">
            <text:p>18,917223</text:p>
          </table:table-cell>
          <table:table-cell/>
        </table:table-row>
        <table:table-row table:style-name="ro1">
          <table:table-cell office:value-type="string" calcext:value-type="string">
            <text:p>Exec 10</text:p>
          </table:table-cell>
          <table:table-cell office:value-type="float" office:value="15.528291" calcext:value-type="float">
            <text:p>15,528291</text:p>
          </table:table-cell>
          <table:table-cell office:value-type="float" office:value="14.753282" calcext:value-type="float">
            <text:p>14,753282</text:p>
          </table:table-cell>
          <table:table-cell office:value-type="float" office:value="19.396637" calcext:value-type="float">
            <text:p>19,396637</text:p>
          </table:table-cell>
          <table:table-cell office:value-type="float" office:value="17.5069" calcext:value-type="float">
            <text:p>17,5069</text:p>
          </table:table-cell>
          <table:table-cell office:value-type="float" office:value="18.819963" calcext:value-type="float">
            <text:p>18,819963</text:p>
          </table:table-cell>
          <table:table-cell/>
        </table:table-row>
        <table:table-row table:style-name="ro1">
          <table:table-cell office:value-type="string" calcext:value-type="string">
            <text:p>Exec 11</text:p>
          </table:table-cell>
          <table:table-cell office:value-type="float" office:value="17.448507" calcext:value-type="float">
            <text:p>17,448507</text:p>
          </table:table-cell>
          <table:table-cell office:value-type="float" office:value="13.771257" calcext:value-type="float">
            <text:p>13,771257</text:p>
          </table:table-cell>
          <table:table-cell office:value-type="float" office:value="19.887495" calcext:value-type="float">
            <text:p>19,887495</text:p>
          </table:table-cell>
          <table:table-cell office:value-type="float" office:value="16.081991" calcext:value-type="float">
            <text:p>16,081991</text:p>
          </table:table-cell>
          <table:table-cell office:value-type="float" office:value="18.994588" calcext:value-type="float">
            <text:p>18,994588</text:p>
          </table:table-cell>
          <table:table-cell/>
        </table:table-row>
        <table:table-row table:style-name="ro1">
          <table:table-cell office:value-type="string" calcext:value-type="string">
            <text:p>Exec 12</text:p>
          </table:table-cell>
          <table:table-cell office:value-type="float" office:value="16.577075" calcext:value-type="float">
            <text:p>16,577075</text:p>
          </table:table-cell>
          <table:table-cell office:value-type="float" office:value="14.622295" calcext:value-type="float">
            <text:p>14,622295</text:p>
          </table:table-cell>
          <table:table-cell office:value-type="float" office:value="17.512454" calcext:value-type="float">
            <text:p>17,512454</text:p>
          </table:table-cell>
          <table:table-cell office:value-type="float" office:value="16.241449" calcext:value-type="float">
            <text:p>16,241449</text:p>
          </table:table-cell>
          <table:table-cell office:value-type="float" office:value="18.820073" calcext:value-type="float">
            <text:p>18,820073</text:p>
          </table:table-cell>
          <table:table-cell/>
        </table:table-row>
        <table:table-row table:style-name="ro1">
          <table:table-cell office:value-type="string" calcext:value-type="string">
            <text:p>Exec 13</text:p>
          </table:table-cell>
          <table:table-cell office:value-type="float" office:value="15.688881" calcext:value-type="float">
            <text:p>15,688881</text:p>
          </table:table-cell>
          <table:table-cell office:value-type="float" office:value="13.728427" calcext:value-type="float">
            <text:p>13,728427</text:p>
          </table:table-cell>
          <table:table-cell office:value-type="float" office:value="18.426975" calcext:value-type="float">
            <text:p>18,426975</text:p>
          </table:table-cell>
          <table:table-cell office:value-type="float" office:value="16.653777" calcext:value-type="float">
            <text:p>16,653777</text:p>
          </table:table-cell>
          <table:table-cell office:value-type="float" office:value="18.820226" calcext:value-type="float">
            <text:p>18,820226</text:p>
          </table:table-cell>
          <table:table-cell/>
        </table:table-row>
        <table:table-row table:style-name="ro1">
          <table:table-cell office:value-type="string" calcext:value-type="string">
            <text:p>Exec 14</text:p>
          </table:table-cell>
          <table:table-cell office:value-type="float" office:value="15.76235" calcext:value-type="float">
            <text:p>15,76235</text:p>
          </table:table-cell>
          <table:table-cell office:value-type="float" office:value="13.268085" calcext:value-type="float">
            <text:p>13,268085</text:p>
          </table:table-cell>
          <table:table-cell office:value-type="float" office:value="18.458354" calcext:value-type="float">
            <text:p>18,458354</text:p>
          </table:table-cell>
          <table:table-cell office:value-type="float" office:value="17.100028" calcext:value-type="float">
            <text:p>17,100028</text:p>
          </table:table-cell>
          <table:table-cell office:value-type="float" office:value="19.181641" calcext:value-type="float">
            <text:p>19,181641</text:p>
          </table:table-cell>
          <table:table-cell/>
        </table:table-row>
        <table:table-row table:style-name="ro1">
          <table:table-cell office:value-type="string" calcext:value-type="string">
            <text:p>Exec 15</text:p>
          </table:table-cell>
          <table:table-cell office:value-type="float" office:value="17.727702" calcext:value-type="float">
            <text:p>17,727702</text:p>
          </table:table-cell>
          <table:table-cell office:value-type="float" office:value="14.414835" calcext:value-type="float">
            <text:p>14,414835</text:p>
          </table:table-cell>
          <table:table-cell office:value-type="float" office:value="19.205427" calcext:value-type="float">
            <text:p>19,205427</text:p>
          </table:table-cell>
          <table:table-cell office:value-type="float" office:value="17.257245" calcext:value-type="float">
            <text:p>17,257245</text:p>
          </table:table-cell>
          <table:table-cell office:value-type="float" office:value="18.095924" calcext:value-type="float">
            <text:p>18,095924</text:p>
          </table:table-cell>
          <table:table-cell/>
        </table:table-row>
        <table:table-row table:style-name="ro1">
          <table:table-cell office:value-type="string" calcext:value-type="string">
            <text:p>Exec 16</text:p>
          </table:table-cell>
          <table:table-cell office:value-type="float" office:value="17.465382" calcext:value-type="float">
            <text:p>17,465382</text:p>
          </table:table-cell>
          <table:table-cell office:value-type="float" office:value="13.695745" calcext:value-type="float">
            <text:p>13,695745</text:p>
          </table:table-cell>
          <table:table-cell office:value-type="float" office:value="18.120653" calcext:value-type="float">
            <text:p>18,120653</text:p>
          </table:table-cell>
          <table:table-cell office:value-type="float" office:value="17.675001" calcext:value-type="float">
            <text:p>17,675001</text:p>
          </table:table-cell>
          <table:table-cell office:value-type="float" office:value="18.215649" calcext:value-type="float">
            <text:p>18,215649</text:p>
          </table:table-cell>
          <table:table-cell/>
        </table:table-row>
        <table:table-row table:style-name="ro1">
          <table:table-cell office:value-type="string" calcext:value-type="string">
            <text:p>Exec 17</text:p>
          </table:table-cell>
          <table:table-cell office:value-type="float" office:value="17.376217" calcext:value-type="float">
            <text:p>17,376217</text:p>
          </table:table-cell>
          <table:table-cell office:value-type="float" office:value="14.583954" calcext:value-type="float">
            <text:p>14,583954</text:p>
          </table:table-cell>
          <table:table-cell office:value-type="float" office:value="18.321639" calcext:value-type="float">
            <text:p>18,321639</text:p>
          </table:table-cell>
          <table:table-cell office:value-type="float" office:value="18.480128" calcext:value-type="float">
            <text:p>18,480128</text:p>
          </table:table-cell>
          <table:table-cell office:value-type="float" office:value="18.674324" calcext:value-type="float">
            <text:p>18,674324</text:p>
          </table:table-cell>
          <table:table-cell/>
        </table:table-row>
        <table:table-row table:style-name="ro1">
          <table:table-cell office:value-type="string" calcext:value-type="string">
            <text:p>Exec 18</text:p>
          </table:table-cell>
          <table:table-cell office:value-type="float" office:value="17.087487" calcext:value-type="float">
            <text:p>17,087487</text:p>
          </table:table-cell>
          <table:table-cell office:value-type="float" office:value="12.870087" calcext:value-type="float">
            <text:p>12,870087</text:p>
          </table:table-cell>
          <table:table-cell office:value-type="float" office:value="18.255136" calcext:value-type="float">
            <text:p>18,255136</text:p>
          </table:table-cell>
          <table:table-cell office:value-type="float" office:value="17.380133" calcext:value-type="float">
            <text:p>17,380133</text:p>
          </table:table-cell>
          <table:table-cell office:value-type="float" office:value="19.154122" calcext:value-type="float">
            <text:p>19,154122</text:p>
          </table:table-cell>
          <table:table-cell/>
        </table:table-row>
        <table:table-row table:style-name="ro1">
          <table:table-cell office:value-type="string" calcext:value-type="string">
            <text:p>Exec 19</text:p>
          </table:table-cell>
          <table:table-cell office:value-type="float" office:value="16.225822" calcext:value-type="float">
            <text:p>16,225822</text:p>
          </table:table-cell>
          <table:table-cell office:value-type="float" office:value="13.936798" calcext:value-type="float">
            <text:p>13,936798</text:p>
          </table:table-cell>
          <table:table-cell office:value-type="float" office:value="17.476674" calcext:value-type="float">
            <text:p>17,476674</text:p>
          </table:table-cell>
          <table:table-cell office:value-type="float" office:value="16.634004" calcext:value-type="float">
            <text:p>16,634004</text:p>
          </table:table-cell>
          <table:table-cell office:value-type="float" office:value="18.140329" calcext:value-type="float">
            <text:p>18,140329</text:p>
          </table:table-cell>
          <table:table-cell/>
        </table:table-row>
        <table:table-row table:style-name="ro1">
          <table:table-cell office:value-type="string" calcext:value-type="string">
            <text:p>Exec 20</text:p>
          </table:table-cell>
          <table:table-cell office:value-type="float" office:value="16.924361" calcext:value-type="float">
            <text:p>16,924361</text:p>
          </table:table-cell>
          <table:table-cell office:value-type="float" office:value="14.536064" calcext:value-type="float">
            <text:p>14,536064</text:p>
          </table:table-cell>
          <table:table-cell office:value-type="float" office:value="16.8484" calcext:value-type="float">
            <text:p>16,8484</text:p>
          </table:table-cell>
          <table:table-cell office:value-type="float" office:value="18.673704" calcext:value-type="float">
            <text:p>18,673704</text:p>
          </table:table-cell>
          <table:table-cell office:value-type="float" office:value="18.277218" calcext:value-type="float">
            <text:p>18,277218</text:p>
          </table:table-cell>
          <table:table-cell/>
        </table:table-row>
        <table:table-row table:style-name="ro1">
          <table:table-cell office:value-type="string" calcext:value-type="string">
            <text:p>Exec 21</text:p>
          </table:table-cell>
          <table:table-cell office:value-type="float" office:value="16.308831" calcext:value-type="float">
            <text:p>16,308831</text:p>
          </table:table-cell>
          <table:table-cell office:value-type="float" office:value="14.319849" calcext:value-type="float">
            <text:p>14,319849</text:p>
          </table:table-cell>
          <table:table-cell office:value-type="float" office:value="16.173358" calcext:value-type="float">
            <text:p>16,173358</text:p>
          </table:table-cell>
          <table:table-cell office:value-type="float" office:value="16.190876" calcext:value-type="float">
            <text:p>16,190876</text:p>
          </table:table-cell>
          <table:table-cell office:value-type="float" office:value="18.638509" calcext:value-type="float">
            <text:p>18,638509</text:p>
          </table:table-cell>
          <table:table-cell/>
        </table:table-row>
        <table:table-row table:style-name="ro1">
          <table:table-cell office:value-type="string" calcext:value-type="string">
            <text:p>Exec 22</text:p>
          </table:table-cell>
          <table:table-cell office:value-type="float" office:value="17.418982" calcext:value-type="float">
            <text:p>17,418982</text:p>
          </table:table-cell>
          <table:table-cell office:value-type="float" office:value="14.295658" calcext:value-type="float">
            <text:p>14,295658</text:p>
          </table:table-cell>
          <table:table-cell office:value-type="float" office:value="18.755503" calcext:value-type="float">
            <text:p>18,755503</text:p>
          </table:table-cell>
          <table:table-cell office:value-type="float" office:value="18.887139" calcext:value-type="float">
            <text:p>18,887139</text:p>
          </table:table-cell>
          <table:table-cell office:value-type="float" office:value="18.812432" calcext:value-type="float">
            <text:p>18,812432</text:p>
          </table:table-cell>
          <table:table-cell/>
        </table:table-row>
        <table:table-row table:style-name="ro1">
          <table:table-cell office:value-type="string" calcext:value-type="string">
            <text:p>Exec 23</text:p>
          </table:table-cell>
          <table:table-cell office:value-type="float" office:value="15.703994" calcext:value-type="float">
            <text:p>15,703994</text:p>
          </table:table-cell>
          <table:table-cell office:value-type="float" office:value="14.184418" calcext:value-type="float">
            <text:p>14,184418</text:p>
          </table:table-cell>
          <table:table-cell office:value-type="float" office:value="19.558262" calcext:value-type="float">
            <text:p>19,558262</text:p>
          </table:table-cell>
          <table:table-cell office:value-type="float" office:value="18.134423" calcext:value-type="float">
            <text:p>18,134423</text:p>
          </table:table-cell>
          <table:table-cell office:value-type="float" office:value="18.647141" calcext:value-type="float">
            <text:p>18,647141</text:p>
          </table:table-cell>
          <table:table-cell/>
        </table:table-row>
        <table:table-row table:style-name="ro1">
          <table:table-cell office:value-type="string" calcext:value-type="string">
            <text:p>Exec 24</text:p>
          </table:table-cell>
          <table:table-cell office:value-type="float" office:value="17.501634" calcext:value-type="float">
            <text:p>17,501634</text:p>
          </table:table-cell>
          <table:table-cell office:value-type="float" office:value="14.75208" calcext:value-type="float">
            <text:p>14,75208</text:p>
          </table:table-cell>
          <table:table-cell office:value-type="float" office:value="18.415808" calcext:value-type="float">
            <text:p>18,415808</text:p>
          </table:table-cell>
          <table:table-cell office:value-type="float" office:value="17.897758" calcext:value-type="float">
            <text:p>17,897758</text:p>
          </table:table-cell>
          <table:table-cell office:value-type="float" office:value="18.527376" calcext:value-type="float">
            <text:p>18,527376</text:p>
          </table:table-cell>
          <table:table-cell/>
        </table:table-row>
        <table:table-row table:style-name="ro1">
          <table:table-cell office:value-type="string" calcext:value-type="string">
            <text:p>Exec 25</text:p>
          </table:table-cell>
          <table:table-cell office:value-type="float" office:value="16.096374" calcext:value-type="float">
            <text:p>16,096374</text:p>
          </table:table-cell>
          <table:table-cell office:value-type="float" office:value="12.873487" calcext:value-type="float">
            <text:p>12,873487</text:p>
          </table:table-cell>
          <table:table-cell office:value-type="float" office:value="18.51207" calcext:value-type="float">
            <text:p>18,51207</text:p>
          </table:table-cell>
          <table:table-cell office:value-type="float" office:value="18.361055" calcext:value-type="float">
            <text:p>18,361055</text:p>
          </table:table-cell>
          <table:table-cell office:value-type="float" office:value="18.580979" calcext:value-type="float">
            <text:p>18,580979</text:p>
          </table:table-cell>
          <table:table-cell/>
        </table:table-row>
        <table:table-row table:style-name="ro1">
          <table:table-cell office:value-type="string" calcext:value-type="string">
            <text:p>Exec 26</text:p>
          </table:table-cell>
          <table:table-cell office:value-type="float" office:value="15.349671" calcext:value-type="float">
            <text:p>15,349671</text:p>
          </table:table-cell>
          <table:table-cell office:value-type="float" office:value="13.505758" calcext:value-type="float">
            <text:p>13,505758</text:p>
          </table:table-cell>
          <table:table-cell office:value-type="float" office:value="19.188593" calcext:value-type="float">
            <text:p>19,188593</text:p>
          </table:table-cell>
          <table:table-cell office:value-type="float" office:value="18.799375" calcext:value-type="float">
            <text:p>18,799375</text:p>
          </table:table-cell>
          <table:table-cell office:value-type="float" office:value="18.659761" calcext:value-type="float">
            <text:p>18,659761</text:p>
          </table:table-cell>
          <table:table-cell/>
        </table:table-row>
        <table:table-row table:style-name="ro1">
          <table:table-cell office:value-type="string" calcext:value-type="string">
            <text:p>Exec 27</text:p>
          </table:table-cell>
          <table:table-cell office:value-type="float" office:value="17.267387" calcext:value-type="float">
            <text:p>17,267387</text:p>
          </table:table-cell>
          <table:table-cell office:value-type="float" office:value="14.280452" calcext:value-type="float">
            <text:p>14,280452</text:p>
          </table:table-cell>
          <table:table-cell office:value-type="float" office:value="16.278269" calcext:value-type="float">
            <text:p>16,278269</text:p>
          </table:table-cell>
          <table:table-cell office:value-type="float" office:value="16.310622" calcext:value-type="float">
            <text:p>16,310622</text:p>
          </table:table-cell>
          <table:table-cell office:value-type="float" office:value="18.525429" calcext:value-type="float">
            <text:p>18,525429</text:p>
          </table:table-cell>
          <table:table-cell/>
        </table:table-row>
        <table:table-row table:style-name="ro1">
          <table:table-cell office:value-type="string" calcext:value-type="string">
            <text:p>Exec 28</text:p>
          </table:table-cell>
          <table:table-cell office:value-type="float" office:value="16.477963" calcext:value-type="float">
            <text:p>16,477963</text:p>
          </table:table-cell>
          <table:table-cell office:value-type="float" office:value="14.28109" calcext:value-type="float">
            <text:p>14,28109</text:p>
          </table:table-cell>
          <table:table-cell office:value-type="float" office:value="18.897588" calcext:value-type="float">
            <text:p>18,897588</text:p>
          </table:table-cell>
          <table:table-cell office:value-type="float" office:value="17.864649" calcext:value-type="float">
            <text:p>17,864649</text:p>
          </table:table-cell>
          <table:table-cell office:value-type="float" office:value="18.32743" calcext:value-type="float">
            <text:p>18,32743</text:p>
          </table:table-cell>
          <table:table-cell/>
        </table:table-row>
        <table:table-row table:style-name="ro1">
          <table:table-cell office:value-type="string" calcext:value-type="string">
            <text:p>Exec 29</text:p>
          </table:table-cell>
          <table:table-cell office:value-type="float" office:value="16.383616" calcext:value-type="float">
            <text:p>16,383616</text:p>
          </table:table-cell>
          <table:table-cell office:value-type="float" office:value="13.336382" calcext:value-type="float">
            <text:p>13,336382</text:p>
          </table:table-cell>
          <table:table-cell office:value-type="float" office:value="18.257671" calcext:value-type="float">
            <text:p>18,257671</text:p>
          </table:table-cell>
          <table:table-cell office:value-type="float" office:value="17.010977" calcext:value-type="float">
            <text:p>17,010977</text:p>
          </table:table-cell>
          <table:table-cell office:value-type="float" office:value="18.116631" calcext:value-type="float">
            <text:p>18,116631</text:p>
          </table:table-cell>
          <table:table-cell/>
        </table:table-row>
        <table:table-row table:style-name="ro1">
          <table:table-cell office:value-type="string" calcext:value-type="string">
            <text:p>Exec 30</text:p>
          </table:table-cell>
          <table:table-cell office:value-type="float" office:value="16.779754" calcext:value-type="float">
            <text:p>16,779754</text:p>
          </table:table-cell>
          <table:table-cell office:value-type="float" office:value="12.831659" calcext:value-type="float">
            <text:p>12,831659</text:p>
          </table:table-cell>
          <table:table-cell office:value-type="float" office:value="19.668751" calcext:value-type="float">
            <text:p>19,668751</text:p>
          </table:table-cell>
          <table:table-cell office:value-type="float" office:value="16.352462" calcext:value-type="float">
            <text:p>16,352462</text:p>
          </table:table-cell>
          <table:table-cell office:value-type="float" office:value="17.980914" calcext:value-type="float">
            <text:p>17,980914</text:p>
          </table:table-cell>
          <table:table-cell/>
        </table:table-row>
        <table:table-row table:style-name="ro1">
          <table:table-cell office:value-type="string" calcext:value-type="string">
            <text:p>Exec 31</text:p>
          </table:table-cell>
          <table:table-cell office:value-type="float" office:value="16.850989" calcext:value-type="float">
            <text:p>16,850989</text:p>
          </table:table-cell>
          <table:table-cell office:value-type="float" office:value="14.982574" calcext:value-type="float">
            <text:p>14,982574</text:p>
          </table:table-cell>
          <table:table-cell office:value-type="float" office:value="18.716927" calcext:value-type="float">
            <text:p>18,716927</text:p>
          </table:table-cell>
          <table:table-cell office:value-type="float" office:value="18.379081" calcext:value-type="float">
            <text:p>18,379081</text:p>
          </table:table-cell>
          <table:table-cell office:value-type="float" office:value="18.464035" calcext:value-type="float">
            <text:p>18,464035</text:p>
          </table:table-cell>
          <table:table-cell/>
        </table:table-row>
        <table:table-row table:style-name="ro1">
          <table:table-cell office:value-type="string" calcext:value-type="string">
            <text:p>Exec 32</text:p>
          </table:table-cell>
          <table:table-cell office:value-type="float" office:value="15.841051" calcext:value-type="float">
            <text:p>15,841051</text:p>
          </table:table-cell>
          <table:table-cell office:value-type="float" office:value="14.052856" calcext:value-type="float">
            <text:p>14,052856</text:p>
          </table:table-cell>
          <table:table-cell office:value-type="float" office:value="16.116203" calcext:value-type="float">
            <text:p>16,116203</text:p>
          </table:table-cell>
          <table:table-cell office:value-type="float" office:value="17.394735" calcext:value-type="float">
            <text:p>17,394735</text:p>
          </table:table-cell>
          <table:table-cell office:value-type="float" office:value="19.260148" calcext:value-type="float">
            <text:p>19,260148</text:p>
          </table:table-cell>
          <table:table-cell/>
        </table:table-row>
        <table:table-row table:style-name="ro1">
          <table:table-cell office:value-type="string" calcext:value-type="string">
            <text:p>Exec 33</text:p>
          </table:table-cell>
          <table:table-cell office:value-type="float" office:value="17.633316" calcext:value-type="float">
            <text:p>17,633316</text:p>
          </table:table-cell>
          <table:table-cell office:value-type="float" office:value="14.693391" calcext:value-type="float">
            <text:p>14,693391</text:p>
          </table:table-cell>
          <table:table-cell office:value-type="float" office:value="19.474375" calcext:value-type="float">
            <text:p>19,474375</text:p>
          </table:table-cell>
          <table:table-cell office:value-type="float" office:value="16.817784" calcext:value-type="float">
            <text:p>16,817784</text:p>
          </table:table-cell>
          <table:table-cell office:value-type="float" office:value="18.359036" calcext:value-type="float">
            <text:p>18,359036</text:p>
          </table:table-cell>
          <table:table-cell/>
        </table:table-row>
        <table:table-row table:style-name="ro1">
          <table:table-cell office:value-type="string" calcext:value-type="string">
            <text:p>Exec 34</text:p>
          </table:table-cell>
          <table:table-cell office:value-type="float" office:value="15.505205" calcext:value-type="float">
            <text:p>15,505205</text:p>
          </table:table-cell>
          <table:table-cell office:value-type="float" office:value="13.94731" calcext:value-type="float">
            <text:p>13,94731</text:p>
          </table:table-cell>
          <table:table-cell office:value-type="float" office:value="18.432624" calcext:value-type="float">
            <text:p>18,432624</text:p>
          </table:table-cell>
          <table:table-cell office:value-type="float" office:value="17.660646" calcext:value-type="float">
            <text:p>17,660646</text:p>
          </table:table-cell>
          <table:table-cell office:value-type="float" office:value="17.934444" calcext:value-type="float">
            <text:p>17,934444</text:p>
          </table:table-cell>
          <table:table-cell/>
        </table:table-row>
        <table:table-row table:style-name="ro1">
          <table:table-cell office:value-type="string" calcext:value-type="string">
            <text:p>Exec 35</text:p>
          </table:table-cell>
          <table:table-cell office:value-type="float" office:value="16.534634" calcext:value-type="float">
            <text:p>16,534634</text:p>
          </table:table-cell>
          <table:table-cell office:value-type="float" office:value="14.826318" calcext:value-type="float">
            <text:p>14,826318</text:p>
          </table:table-cell>
          <table:table-cell office:value-type="float" office:value="16.238341" calcext:value-type="float">
            <text:p>16,238341</text:p>
          </table:table-cell>
          <table:table-cell office:value-type="float" office:value="18.227905" calcext:value-type="float">
            <text:p>18,227905</text:p>
          </table:table-cell>
          <table:table-cell office:value-type="float" office:value="19.004987" calcext:value-type="float">
            <text:p>19,004987</text:p>
          </table:table-cell>
          <table:table-cell/>
        </table:table-row>
        <table:table-row table:style-name="ro1">
          <table:table-cell office:value-type="string" calcext:value-type="string">
            <text:p>Exec 36</text:p>
          </table:table-cell>
          <table:table-cell office:value-type="float" office:value="17.152649" calcext:value-type="float">
            <text:p>17,152649</text:p>
          </table:table-cell>
          <table:table-cell office:value-type="float" office:value="13.215275" calcext:value-type="float">
            <text:p>13,215275</text:p>
          </table:table-cell>
          <table:table-cell office:value-type="float" office:value="17.284075" calcext:value-type="float">
            <text:p>17,284075</text:p>
          </table:table-cell>
          <table:table-cell office:value-type="float" office:value="16.493658" calcext:value-type="float">
            <text:p>16,493658</text:p>
          </table:table-cell>
          <table:table-cell office:value-type="float" office:value="19.074579" calcext:value-type="float">
            <text:p>19,074579</text:p>
          </table:table-cell>
          <table:table-cell/>
        </table:table-row>
        <table:table-row table:style-name="ro1">
          <table:table-cell office:value-type="string" calcext:value-type="string">
            <text:p>Exec 37</text:p>
          </table:table-cell>
          <table:table-cell office:value-type="float" office:value="15.625064" calcext:value-type="float">
            <text:p>15,625064</text:p>
          </table:table-cell>
          <table:table-cell office:value-type="float" office:value="13.840103" calcext:value-type="float">
            <text:p>13,840103</text:p>
          </table:table-cell>
          <table:table-cell office:value-type="float" office:value="19.963054" calcext:value-type="float">
            <text:p>19,963054</text:p>
          </table:table-cell>
          <table:table-cell office:value-type="float" office:value="17.986581" calcext:value-type="float">
            <text:p>17,986581</text:p>
          </table:table-cell>
          <table:table-cell office:value-type="float" office:value="18.60946" calcext:value-type="float">
            <text:p>18,60946</text:p>
          </table:table-cell>
          <table:table-cell/>
        </table:table-row>
        <table:table-row table:style-name="ro1">
          <table:table-cell office:value-type="string" calcext:value-type="string">
            <text:p>Exec 38</text:p>
          </table:table-cell>
          <table:table-cell office:value-type="float" office:value="15.867552" calcext:value-type="float">
            <text:p>15,867552</text:p>
          </table:table-cell>
          <table:table-cell office:value-type="float" office:value="13.266684" calcext:value-type="float">
            <text:p>13,266684</text:p>
          </table:table-cell>
          <table:table-cell office:value-type="float" office:value="17.395267" calcext:value-type="float">
            <text:p>17,395267</text:p>
          </table:table-cell>
          <table:table-cell office:value-type="float" office:value="17.965961" calcext:value-type="float">
            <text:p>17,965961</text:p>
          </table:table-cell>
          <table:table-cell office:value-type="float" office:value="18.925526" calcext:value-type="float">
            <text:p>18,925526</text:p>
          </table:table-cell>
          <table:table-cell/>
        </table:table-row>
        <table:table-row table:style-name="ro1">
          <table:table-cell office:value-type="string" calcext:value-type="string">
            <text:p>Exec 39</text:p>
          </table:table-cell>
          <table:table-cell office:value-type="float" office:value="17.746093" calcext:value-type="float">
            <text:p>17,746093</text:p>
          </table:table-cell>
          <table:table-cell office:value-type="float" office:value="14.789324" calcext:value-type="float">
            <text:p>14,789324</text:p>
          </table:table-cell>
          <table:table-cell office:value-type="float" office:value="16.80022" calcext:value-type="float">
            <text:p>16,80022</text:p>
          </table:table-cell>
          <table:table-cell office:value-type="float" office:value="18.996463" calcext:value-type="float">
            <text:p>18,996463</text:p>
          </table:table-cell>
          <table:table-cell office:value-type="float" office:value="18.411999" calcext:value-type="float">
            <text:p>18,411999</text:p>
          </table:table-cell>
          <table:table-cell/>
        </table:table-row>
        <table:table-row table:style-name="ro1">
          <table:table-cell office:value-type="string" calcext:value-type="string">
            <text:p>Exec 40</text:p>
          </table:table-cell>
          <table:table-cell office:value-type="float" office:value="15.639659" calcext:value-type="float">
            <text:p>15,639659</text:p>
          </table:table-cell>
          <table:table-cell office:value-type="float" office:value="13.677263" calcext:value-type="float">
            <text:p>13,677263</text:p>
          </table:table-cell>
          <table:table-cell office:value-type="float" office:value="16.345029" calcext:value-type="float">
            <text:p>16,345029</text:p>
          </table:table-cell>
          <table:table-cell office:value-type="float" office:value="17.249514" calcext:value-type="float">
            <text:p>17,249514</text:p>
          </table:table-cell>
          <table:table-cell office:value-type="float" office:value="18.939858" calcext:value-type="float">
            <text:p>18,939858</text:p>
          </table:table-cell>
          <table:table-cell/>
        </table:table-row>
        <table:table-row table:style-name="ro1">
          <table:table-cell office:value-type="string" calcext:value-type="string">
            <text:p>Exec 41</text:p>
          </table:table-cell>
          <table:table-cell office:value-type="float" office:value="16.153807" calcext:value-type="float">
            <text:p>16,153807</text:p>
          </table:table-cell>
          <table:table-cell office:value-type="float" office:value="14.433479" calcext:value-type="float">
            <text:p>14,433479</text:p>
          </table:table-cell>
          <table:table-cell office:value-type="float" office:value="18.038789" calcext:value-type="float">
            <text:p>18,038789</text:p>
          </table:table-cell>
          <table:table-cell office:value-type="float" office:value="16.955413" calcext:value-type="float">
            <text:p>16,955413</text:p>
          </table:table-cell>
          <table:table-cell office:value-type="float" office:value="18.174376" calcext:value-type="float">
            <text:p>18,174376</text:p>
          </table:table-cell>
          <table:table-cell/>
        </table:table-row>
        <table:table-row table:style-name="ro1">
          <table:table-cell office:value-type="string" calcext:value-type="string">
            <text:p>Exec 42</text:p>
          </table:table-cell>
          <table:table-cell office:value-type="float" office:value="16.917841" calcext:value-type="float">
            <text:p>16,917841</text:p>
          </table:table-cell>
          <table:table-cell office:value-type="float" office:value="12.92749" calcext:value-type="float">
            <text:p>12,92749</text:p>
          </table:table-cell>
          <table:table-cell office:value-type="float" office:value="18.089116" calcext:value-type="float">
            <text:p>18,089116</text:p>
          </table:table-cell>
          <table:table-cell office:value-type="float" office:value="17.486437" calcext:value-type="float">
            <text:p>17,486437</text:p>
          </table:table-cell>
          <table:table-cell office:value-type="float" office:value="18.163817" calcext:value-type="float">
            <text:p>18,163817</text:p>
          </table:table-cell>
          <table:table-cell/>
        </table:table-row>
        <table:table-row table:style-name="ro1">
          <table:table-cell office:value-type="string" calcext:value-type="string">
            <text:p>Exec 43</text:p>
          </table:table-cell>
          <table:table-cell office:value-type="float" office:value="16.593753" calcext:value-type="float">
            <text:p>16,593753</text:p>
          </table:table-cell>
          <table:table-cell office:value-type="float" office:value="14.918047" calcext:value-type="float">
            <text:p>14,918047</text:p>
          </table:table-cell>
          <table:table-cell office:value-type="float" office:value="18.350129" calcext:value-type="float">
            <text:p>18,350129</text:p>
          </table:table-cell>
          <table:table-cell office:value-type="float" office:value="17.820221" calcext:value-type="float">
            <text:p>17,820221</text:p>
          </table:table-cell>
          <table:table-cell office:value-type="float" office:value="17.984687" calcext:value-type="float">
            <text:p>17,984687</text:p>
          </table:table-cell>
          <table:table-cell/>
        </table:table-row>
        <table:table-row table:style-name="ro1">
          <table:table-cell office:value-type="string" calcext:value-type="string">
            <text:p>Exec 44</text:p>
          </table:table-cell>
          <table:table-cell office:value-type="float" office:value="17.122995" calcext:value-type="float">
            <text:p>17,122995</text:p>
          </table:table-cell>
          <table:table-cell office:value-type="float" office:value="12.844633" calcext:value-type="float">
            <text:p>12,844633</text:p>
          </table:table-cell>
          <table:table-cell office:value-type="float" office:value="19.587172" calcext:value-type="float">
            <text:p>19,587172</text:p>
          </table:table-cell>
          <table:table-cell office:value-type="float" office:value="17.526447" calcext:value-type="float">
            <text:p>17,526447</text:p>
          </table:table-cell>
          <table:table-cell office:value-type="float" office:value="18.257247" calcext:value-type="float">
            <text:p>18,257247</text:p>
          </table:table-cell>
          <table:table-cell/>
        </table:table-row>
        <table:table-row table:style-name="ro1">
          <table:table-cell office:value-type="string" calcext:value-type="string">
            <text:p>Exec 45</text:p>
          </table:table-cell>
          <table:table-cell office:value-type="float" office:value="17.247111" calcext:value-type="float">
            <text:p>17,247111</text:p>
          </table:table-cell>
          <table:table-cell office:value-type="float" office:value="13.896764" calcext:value-type="float">
            <text:p>13,896764</text:p>
          </table:table-cell>
          <table:table-cell office:value-type="float" office:value="19.714997" calcext:value-type="float">
            <text:p>19,714997</text:p>
          </table:table-cell>
          <table:table-cell office:value-type="float" office:value="18.823799" calcext:value-type="float">
            <text:p>18,823799</text:p>
          </table:table-cell>
          <table:table-cell office:value-type="float" office:value="18.497643" calcext:value-type="float">
            <text:p>18,497643</text:p>
          </table:table-cell>
          <table:table-cell/>
        </table:table-row>
        <table:table-row table:style-name="ro1">
          <table:table-cell office:value-type="string" calcext:value-type="string">
            <text:p>Exec 46</text:p>
          </table:table-cell>
          <table:table-cell office:value-type="float" office:value="16.361687" calcext:value-type="float">
            <text:p>16,361687</text:p>
          </table:table-cell>
          <table:table-cell office:value-type="float" office:value="13.757292" calcext:value-type="float">
            <text:p>13,757292</text:p>
          </table:table-cell>
          <table:table-cell office:value-type="float" office:value="17.451788" calcext:value-type="float">
            <text:p>17,451788</text:p>
          </table:table-cell>
          <table:table-cell office:value-type="float" office:value="17.593792" calcext:value-type="float">
            <text:p>17,593792</text:p>
          </table:table-cell>
          <table:table-cell office:value-type="float" office:value="18.393708" calcext:value-type="float">
            <text:p>18,393708</text:p>
          </table:table-cell>
          <table:table-cell/>
        </table:table-row>
        <table:table-row table:style-name="ro1">
          <table:table-cell office:value-type="string" calcext:value-type="string">
            <text:p>Exec 47</text:p>
          </table:table-cell>
          <table:table-cell office:value-type="float" office:value="16.252514" calcext:value-type="float">
            <text:p>16,252514</text:p>
          </table:table-cell>
          <table:table-cell office:value-type="float" office:value="14.880242" calcext:value-type="float">
            <text:p>14,880242</text:p>
          </table:table-cell>
          <table:table-cell office:value-type="float" office:value="16.590089" calcext:value-type="float">
            <text:p>16,590089</text:p>
          </table:table-cell>
          <table:table-cell office:value-type="float" office:value="16.897023" calcext:value-type="float">
            <text:p>16,897023</text:p>
          </table:table-cell>
          <table:table-cell office:value-type="float" office:value="18.936531" calcext:value-type="float">
            <text:p>18,936531</text:p>
          </table:table-cell>
          <table:table-cell/>
        </table:table-row>
        <table:table-row table:style-name="ro1">
          <table:table-cell office:value-type="string" calcext:value-type="string">
            <text:p>Exec 48</text:p>
          </table:table-cell>
          <table:table-cell office:value-type="float" office:value="15.652686" calcext:value-type="float">
            <text:p>15,652686</text:p>
          </table:table-cell>
          <table:table-cell office:value-type="float" office:value="14.799063" calcext:value-type="float">
            <text:p>14,799063</text:p>
          </table:table-cell>
          <table:table-cell office:value-type="float" office:value="16.746354" calcext:value-type="float">
            <text:p>16,746354</text:p>
          </table:table-cell>
          <table:table-cell office:value-type="float" office:value="18.742461" calcext:value-type="float">
            <text:p>18,742461</text:p>
          </table:table-cell>
          <table:table-cell office:value-type="float" office:value="18.368818" calcext:value-type="float">
            <text:p>18,368818</text:p>
          </table:table-cell>
          <table:table-cell/>
        </table:table-row>
        <table:table-row table:style-name="ro1">
          <table:table-cell office:value-type="string" calcext:value-type="string">
            <text:p>Exec 49</text:p>
          </table:table-cell>
          <table:table-cell office:value-type="float" office:value="15.819819" calcext:value-type="float">
            <text:p>15,819819</text:p>
          </table:table-cell>
          <table:table-cell office:value-type="float" office:value="13.77134" calcext:value-type="float">
            <text:p>13,77134</text:p>
          </table:table-cell>
          <table:table-cell office:value-type="float" office:value="18.818705" calcext:value-type="float">
            <text:p>18,818705</text:p>
          </table:table-cell>
          <table:table-cell office:value-type="float" office:value="18.08132" calcext:value-type="float">
            <text:p>18,08132</text:p>
          </table:table-cell>
          <table:table-cell office:value-type="float" office:value="18.694829" calcext:value-type="float">
            <text:p>18,694829</text:p>
          </table:table-cell>
          <table:table-cell/>
        </table:table-row>
        <table:table-row table:style-name="ro1">
          <table:table-cell office:value-type="string" calcext:value-type="string">
            <text:p>Exec 50</text:p>
          </table:table-cell>
          <table:table-cell office:value-type="float" office:value="16.800894" calcext:value-type="float">
            <text:p>16,800894</text:p>
          </table:table-cell>
          <table:table-cell office:value-type="float" office:value="13.486459" calcext:value-type="float">
            <text:p>13,486459</text:p>
          </table:table-cell>
          <table:table-cell office:value-type="float" office:value="16.818876" calcext:value-type="float">
            <text:p>16,818876</text:p>
          </table:table-cell>
          <table:table-cell office:value-type="float" office:value="18.601593" calcext:value-type="float">
            <text:p>18,601593</text:p>
          </table:table-cell>
          <table:table-cell office:value-type="float" office:value="18.41286" calcext:value-type="float">
            <text:p>18,41286</text:p>
          </table:table-cell>
          <table:table-cell/>
        </table:table-row>
        <table:table-row table:style-name="ro1">
          <table:table-cell office:value-type="string" calcext:value-type="string">
            <text:p>Exec 51</text:p>
          </table:table-cell>
          <table:table-cell office:value-type="float" office:value="15.88518" calcext:value-type="float">
            <text:p>15,88518</text:p>
          </table:table-cell>
          <table:table-cell office:value-type="float" office:value="13.841285" calcext:value-type="float">
            <text:p>13,841285</text:p>
          </table:table-cell>
          <table:table-cell office:value-type="float" office:value="18.796256" calcext:value-type="float">
            <text:p>18,796256</text:p>
          </table:table-cell>
          <table:table-cell office:value-type="float" office:value="17.250483" calcext:value-type="float">
            <text:p>17,250483</text:p>
          </table:table-cell>
          <table:table-cell office:value-type="float" office:value="17.878666" calcext:value-type="float">
            <text:p>17,878666</text:p>
          </table:table-cell>
          <table:table-cell/>
        </table:table-row>
        <table:table-row table:style-name="ro1">
          <table:table-cell office:value-type="string" calcext:value-type="string">
            <text:p>Exec 52</text:p>
          </table:table-cell>
          <table:table-cell office:value-type="float" office:value="15.805448" calcext:value-type="float">
            <text:p>15,805448</text:p>
          </table:table-cell>
          <table:table-cell office:value-type="float" office:value="12.699416" calcext:value-type="float">
            <text:p>12,699416</text:p>
          </table:table-cell>
          <table:table-cell office:value-type="float" office:value="18.87439" calcext:value-type="float">
            <text:p>18,87439</text:p>
          </table:table-cell>
          <table:table-cell office:value-type="float" office:value="17.680054" calcext:value-type="float">
            <text:p>17,680054</text:p>
          </table:table-cell>
          <table:table-cell office:value-type="float" office:value="18.680375" calcext:value-type="float">
            <text:p>18,680375</text:p>
          </table:table-cell>
          <table:table-cell/>
        </table:table-row>
        <table:table-row table:style-name="ro1">
          <table:table-cell office:value-type="string" calcext:value-type="string">
            <text:p>Exec 53</text:p>
          </table:table-cell>
          <table:table-cell office:value-type="float" office:value="17.559546" calcext:value-type="float">
            <text:p>17,559546</text:p>
          </table:table-cell>
          <table:table-cell office:value-type="float" office:value="13.338138" calcext:value-type="float">
            <text:p>13,338138</text:p>
          </table:table-cell>
          <table:table-cell office:value-type="float" office:value="17.92105" calcext:value-type="float">
            <text:p>17,92105</text:p>
          </table:table-cell>
          <table:table-cell office:value-type="float" office:value="17.157652" calcext:value-type="float">
            <text:p>17,157652</text:p>
          </table:table-cell>
          <table:table-cell office:value-type="float" office:value="18.619304" calcext:value-type="float">
            <text:p>18,619304</text:p>
          </table:table-cell>
          <table:table-cell/>
        </table:table-row>
        <table:table-row table:style-name="ro1">
          <table:table-cell office:value-type="string" calcext:value-type="string">
            <text:p>Exec 54</text:p>
          </table:table-cell>
          <table:table-cell office:value-type="float" office:value="17.612669" calcext:value-type="float">
            <text:p>17,612669</text:p>
          </table:table-cell>
          <table:table-cell office:value-type="float" office:value="14.11243" calcext:value-type="float">
            <text:p>14,11243</text:p>
          </table:table-cell>
          <table:table-cell office:value-type="float" office:value="16.852273" calcext:value-type="float">
            <text:p>16,852273</text:p>
          </table:table-cell>
          <table:table-cell office:value-type="float" office:value="17.87878" calcext:value-type="float">
            <text:p>17,87878</text:p>
          </table:table-cell>
          <table:table-cell office:value-type="float" office:value="19.006881" calcext:value-type="float">
            <text:p>19,006881</text:p>
          </table:table-cell>
          <table:table-cell/>
        </table:table-row>
        <table:table-row table:style-name="ro1">
          <table:table-cell office:value-type="string" calcext:value-type="string">
            <text:p>Exec 55</text:p>
          </table:table-cell>
          <table:table-cell office:value-type="float" office:value="15.822819" calcext:value-type="float">
            <text:p>15,822819</text:p>
          </table:table-cell>
          <table:table-cell office:value-type="float" office:value="12.673884" calcext:value-type="float">
            <text:p>12,673884</text:p>
          </table:table-cell>
          <table:table-cell office:value-type="float" office:value="17.504249" calcext:value-type="float">
            <text:p>17,504249</text:p>
          </table:table-cell>
          <table:table-cell office:value-type="float" office:value="18.024947" calcext:value-type="float">
            <text:p>18,024947</text:p>
          </table:table-cell>
          <table:table-cell office:value-type="float" office:value="17.797955" calcext:value-type="float">
            <text:p>17,797955</text:p>
          </table:table-cell>
          <table:table-cell/>
        </table:table-row>
        <table:table-row table:style-name="ro1">
          <table:table-cell office:value-type="string" calcext:value-type="string">
            <text:p>Exec 56</text:p>
          </table:table-cell>
          <table:table-cell office:value-type="float" office:value="17.8927" calcext:value-type="float">
            <text:p>17,8927</text:p>
          </table:table-cell>
          <table:table-cell office:value-type="float" office:value="13.201165" calcext:value-type="float">
            <text:p>13,201165</text:p>
          </table:table-cell>
          <table:table-cell office:value-type="float" office:value="17.072578" calcext:value-type="float">
            <text:p>17,072578</text:p>
          </table:table-cell>
          <table:table-cell office:value-type="float" office:value="17.741462" calcext:value-type="float">
            <text:p>17,741462</text:p>
          </table:table-cell>
          <table:table-cell office:value-type="float" office:value="17.807659" calcext:value-type="float">
            <text:p>17,807659</text:p>
          </table:table-cell>
          <table:table-cell/>
        </table:table-row>
        <table:table-row table:style-name="ro1">
          <table:table-cell office:value-type="string" calcext:value-type="string">
            <text:p>Exec 57</text:p>
          </table:table-cell>
          <table:table-cell office:value-type="float" office:value="16.706262" calcext:value-type="float">
            <text:p>16,706262</text:p>
          </table:table-cell>
          <table:table-cell office:value-type="float" office:value="13.932298" calcext:value-type="float">
            <text:p>13,932298</text:p>
          </table:table-cell>
          <table:table-cell office:value-type="float" office:value="18.806362" calcext:value-type="float">
            <text:p>18,806362</text:p>
          </table:table-cell>
          <table:table-cell office:value-type="float" office:value="17.185952" calcext:value-type="float">
            <text:p>17,185952</text:p>
          </table:table-cell>
          <table:table-cell office:value-type="float" office:value="17.712189" calcext:value-type="float">
            <text:p>17,712189</text:p>
          </table:table-cell>
          <table:table-cell/>
        </table:table-row>
        <table:table-row table:style-name="ro1">
          <table:table-cell office:value-type="string" calcext:value-type="string">
            <text:p>Exec 58</text:p>
          </table:table-cell>
          <table:table-cell office:value-type="float" office:value="17.553283" calcext:value-type="float">
            <text:p>17,553283</text:p>
          </table:table-cell>
          <table:table-cell office:value-type="float" office:value="13.748348" calcext:value-type="float">
            <text:p>13,748348</text:p>
          </table:table-cell>
          <table:table-cell office:value-type="float" office:value="16.259189" calcext:value-type="float">
            <text:p>16,259189</text:p>
          </table:table-cell>
          <table:table-cell office:value-type="float" office:value="17.363483" calcext:value-type="float">
            <text:p>17,363483</text:p>
          </table:table-cell>
          <table:table-cell office:value-type="float" office:value="18.1519" calcext:value-type="float">
            <text:p>18,1519</text:p>
          </table:table-cell>
          <table:table-cell/>
        </table:table-row>
        <table:table-row table:style-name="ro1">
          <table:table-cell office:value-type="string" calcext:value-type="string">
            <text:p>Exec 59</text:p>
          </table:table-cell>
          <table:table-cell office:value-type="float" office:value="16.7268" calcext:value-type="float">
            <text:p>16,7268</text:p>
          </table:table-cell>
          <table:table-cell office:value-type="float" office:value="14.14625" calcext:value-type="float">
            <text:p>14,14625</text:p>
          </table:table-cell>
          <table:table-cell office:value-type="float" office:value="19.074695" calcext:value-type="float">
            <text:p>19,074695</text:p>
          </table:table-cell>
          <table:table-cell office:value-type="float" office:value="17.483188" calcext:value-type="float">
            <text:p>17,483188</text:p>
          </table:table-cell>
          <table:table-cell office:value-type="float" office:value="17.631597" calcext:value-type="float">
            <text:p>17,631597</text:p>
          </table:table-cell>
          <table:table-cell/>
        </table:table-row>
        <table:table-row table:style-name="ro1">
          <table:table-cell office:value-type="string" calcext:value-type="string">
            <text:p>Exec 60</text:p>
          </table:table-cell>
          <table:table-cell office:value-type="float" office:value="16.522573" calcext:value-type="float">
            <text:p>16,522573</text:p>
          </table:table-cell>
          <table:table-cell office:value-type="float" office:value="13.254795" calcext:value-type="float">
            <text:p>13,254795</text:p>
          </table:table-cell>
          <table:table-cell office:value-type="float" office:value="16.638954" calcext:value-type="float">
            <text:p>16,638954</text:p>
          </table:table-cell>
          <table:table-cell office:value-type="float" office:value="16.978078" calcext:value-type="float">
            <text:p>16,978078</text:p>
          </table:table-cell>
          <table:table-cell office:value-type="float" office:value="17.373022" calcext:value-type="float">
            <text:p>17,373022</text:p>
          </table:table-cell>
          <table:table-cell/>
        </table:table-row>
        <table:table-row table:style-name="ro1">
          <table:table-cell office:value-type="string" calcext:value-type="string">
            <text:p>Exec 61</text:p>
          </table:table-cell>
          <table:table-cell office:value-type="float" office:value="16.476929" calcext:value-type="float">
            <text:p>16,476929</text:p>
          </table:table-cell>
          <table:table-cell office:value-type="float" office:value="14.155647" calcext:value-type="float">
            <text:p>14,155647</text:p>
          </table:table-cell>
          <table:table-cell office:value-type="float" office:value="19.054528" calcext:value-type="float">
            <text:p>19,054528</text:p>
          </table:table-cell>
          <table:table-cell office:value-type="float" office:value="17.445951" calcext:value-type="float">
            <text:p>17,445951</text:p>
          </table:table-cell>
          <table:table-cell office:value-type="float" office:value="18.62943" calcext:value-type="float">
            <text:p>18,62943</text:p>
          </table:table-cell>
          <table:table-cell/>
        </table:table-row>
        <table:table-row table:style-name="ro1">
          <table:table-cell office:value-type="string" calcext:value-type="string">
            <text:p>Exec 62</text:p>
          </table:table-cell>
          <table:table-cell office:value-type="float" office:value="17.337315" calcext:value-type="float">
            <text:p>17,337315</text:p>
          </table:table-cell>
          <table:table-cell office:value-type="float" office:value="12.785513" calcext:value-type="float">
            <text:p>12,785513</text:p>
          </table:table-cell>
          <table:table-cell office:value-type="float" office:value="17.419458" calcext:value-type="float">
            <text:p>17,419458</text:p>
          </table:table-cell>
          <table:table-cell office:value-type="float" office:value="17.739745" calcext:value-type="float">
            <text:p>17,739745</text:p>
          </table:table-cell>
          <table:table-cell office:value-type="float" office:value="17.490522" calcext:value-type="float">
            <text:p>17,490522</text:p>
          </table:table-cell>
          <table:table-cell/>
        </table:table-row>
        <table:table-row table:style-name="ro1">
          <table:table-cell office:value-type="string" calcext:value-type="string">
            <text:p>Exec 63</text:p>
          </table:table-cell>
          <table:table-cell office:value-type="float" office:value="16.298326" calcext:value-type="float">
            <text:p>16,298326</text:p>
          </table:table-cell>
          <table:table-cell office:value-type="float" office:value="14.01513" calcext:value-type="float">
            <text:p>14,01513</text:p>
          </table:table-cell>
          <table:table-cell office:value-type="float" office:value="16.8333" calcext:value-type="float">
            <text:p>16,8333</text:p>
          </table:table-cell>
          <table:table-cell office:value-type="float" office:value="17.048296" calcext:value-type="float">
            <text:p>17,048296</text:p>
          </table:table-cell>
          <table:table-cell office:value-type="float" office:value="18.685607" calcext:value-type="float">
            <text:p>18,685607</text:p>
          </table:table-cell>
          <table:table-cell/>
        </table:table-row>
        <table:table-row table:style-name="ro1">
          <table:table-cell office:value-type="string" calcext:value-type="string">
            <text:p>Exec 64</text:p>
          </table:table-cell>
          <table:table-cell office:value-type="float" office:value="16.858194" calcext:value-type="float">
            <text:p>16,858194</text:p>
          </table:table-cell>
          <table:table-cell office:value-type="float" office:value="12.99297" calcext:value-type="float">
            <text:p>12,99297</text:p>
          </table:table-cell>
          <table:table-cell office:value-type="float" office:value="17.223672" calcext:value-type="float">
            <text:p>17,223672</text:p>
          </table:table-cell>
          <table:table-cell office:value-type="float" office:value="17.707713" calcext:value-type="float">
            <text:p>17,707713</text:p>
          </table:table-cell>
          <table:table-cell office:value-type="float" office:value="17.384978" calcext:value-type="float">
            <text:p>17,384978</text:p>
          </table:table-cell>
          <table:table-cell/>
        </table:table-row>
        <table:table-row table:style-name="ro1">
          <table:table-cell office:value-type="string" calcext:value-type="string">
            <text:p>Exec 65</text:p>
          </table:table-cell>
          <table:table-cell office:value-type="float" office:value="17.84621" calcext:value-type="float">
            <text:p>17,84621</text:p>
          </table:table-cell>
          <table:table-cell office:value-type="float" office:value="13.482466" calcext:value-type="float">
            <text:p>13,482466</text:p>
          </table:table-cell>
          <table:table-cell office:value-type="float" office:value="19.231316" calcext:value-type="float">
            <text:p>19,231316</text:p>
          </table:table-cell>
          <table:table-cell office:value-type="float" office:value="17.85248" calcext:value-type="float">
            <text:p>17,85248</text:p>
          </table:table-cell>
          <table:table-cell office:value-type="float" office:value="18.852043" calcext:value-type="float">
            <text:p>18,852043</text:p>
          </table:table-cell>
          <table:table-cell/>
        </table:table-row>
        <table:table-row table:style-name="ro1">
          <table:table-cell office:value-type="string" calcext:value-type="string">
            <text:p>Exec 66</text:p>
          </table:table-cell>
          <table:table-cell office:value-type="float" office:value="17.396994" calcext:value-type="float">
            <text:p>17,396994</text:p>
          </table:table-cell>
          <table:table-cell office:value-type="float" office:value="12.846393" calcext:value-type="float">
            <text:p>12,846393</text:p>
          </table:table-cell>
          <table:table-cell office:value-type="float" office:value="18.457339" calcext:value-type="float">
            <text:p>18,457339</text:p>
          </table:table-cell>
          <table:table-cell office:value-type="float" office:value="16.958015" calcext:value-type="float">
            <text:p>16,958015</text:p>
          </table:table-cell>
          <table:table-cell office:value-type="float" office:value="17.94427" calcext:value-type="float">
            <text:p>17,94427</text:p>
          </table:table-cell>
          <table:table-cell/>
        </table:table-row>
        <table:table-row table:style-name="ro1">
          <table:table-cell office:value-type="string" calcext:value-type="string">
            <text:p>Exec 67</text:p>
          </table:table-cell>
          <table:table-cell office:value-type="float" office:value="17.06478" calcext:value-type="float">
            <text:p>17,06478</text:p>
          </table:table-cell>
          <table:table-cell office:value-type="float" office:value="13.337448" calcext:value-type="float">
            <text:p>13,337448</text:p>
          </table:table-cell>
          <table:table-cell office:value-type="float" office:value="19.736436" calcext:value-type="float">
            <text:p>19,736436</text:p>
          </table:table-cell>
          <table:table-cell office:value-type="float" office:value="17.34515" calcext:value-type="float">
            <text:p>17,34515</text:p>
          </table:table-cell>
          <table:table-cell office:value-type="float" office:value="17.694386" calcext:value-type="float">
            <text:p>17,694386</text:p>
          </table:table-cell>
          <table:table-cell/>
        </table:table-row>
        <table:table-row table:style-name="ro1">
          <table:table-cell office:value-type="string" calcext:value-type="string">
            <text:p>Exec 68</text:p>
          </table:table-cell>
          <table:table-cell office:value-type="float" office:value="16.60576" calcext:value-type="float">
            <text:p>16,60576</text:p>
          </table:table-cell>
          <table:table-cell office:value-type="float" office:value="12.940722" calcext:value-type="float">
            <text:p>12,940722</text:p>
          </table:table-cell>
          <table:table-cell office:value-type="float" office:value="18.679062" calcext:value-type="float">
            <text:p>18,679062</text:p>
          </table:table-cell>
          <table:table-cell office:value-type="float" office:value="17.435487" calcext:value-type="float">
            <text:p>17,435487</text:p>
          </table:table-cell>
          <table:table-cell office:value-type="float" office:value="17.703367" calcext:value-type="float">
            <text:p>17,703367</text:p>
          </table:table-cell>
          <table:table-cell/>
        </table:table-row>
        <table:table-row table:style-name="ro1">
          <table:table-cell office:value-type="string" calcext:value-type="string">
            <text:p>Exec 69</text:p>
          </table:table-cell>
          <table:table-cell office:value-type="float" office:value="16.998305" calcext:value-type="float">
            <text:p>16,998305</text:p>
          </table:table-cell>
          <table:table-cell office:value-type="float" office:value="13.010421" calcext:value-type="float">
            <text:p>13,010421</text:p>
          </table:table-cell>
          <table:table-cell office:value-type="float" office:value="17.049508" calcext:value-type="float">
            <text:p>17,049508</text:p>
          </table:table-cell>
          <table:table-cell office:value-type="float" office:value="17.149759" calcext:value-type="float">
            <text:p>17,149759</text:p>
          </table:table-cell>
          <table:table-cell office:value-type="float" office:value="17.370754" calcext:value-type="float">
            <text:p>17,370754</text:p>
          </table:table-cell>
          <table:table-cell/>
        </table:table-row>
        <table:table-row table:style-name="ro1">
          <table:table-cell office:value-type="string" calcext:value-type="string">
            <text:p>Exec 70</text:p>
          </table:table-cell>
          <table:table-cell office:value-type="float" office:value="16.448352" calcext:value-type="float">
            <text:p>16,448352</text:p>
          </table:table-cell>
          <table:table-cell office:value-type="float" office:value="13.121597" calcext:value-type="float">
            <text:p>13,121597</text:p>
          </table:table-cell>
          <table:table-cell office:value-type="float" office:value="19.777235" calcext:value-type="float">
            <text:p>19,777235</text:p>
          </table:table-cell>
          <table:table-cell office:value-type="float" office:value="17.92582" calcext:value-type="float">
            <text:p>17,92582</text:p>
          </table:table-cell>
          <table:table-cell office:value-type="float" office:value="18.540631" calcext:value-type="float">
            <text:p>18,540631</text:p>
          </table:table-cell>
          <table:table-cell/>
        </table:table-row>
        <table:table-row table:style-name="ro1">
          <table:table-cell office:value-type="string" calcext:value-type="string">
            <text:p>Exec 71</text:p>
          </table:table-cell>
          <table:table-cell office:value-type="float" office:value="17.791337" calcext:value-type="float">
            <text:p>17,791337</text:p>
          </table:table-cell>
          <table:table-cell office:value-type="float" office:value="13.894753" calcext:value-type="float">
            <text:p>13,894753</text:p>
          </table:table-cell>
          <table:table-cell office:value-type="float" office:value="18.226695" calcext:value-type="float">
            <text:p>18,226695</text:p>
          </table:table-cell>
          <table:table-cell office:value-type="float" office:value="16.978564" calcext:value-type="float">
            <text:p>16,978564</text:p>
          </table:table-cell>
          <table:table-cell office:value-type="float" office:value="18.008928" calcext:value-type="float">
            <text:p>18,008928</text:p>
          </table:table-cell>
          <table:table-cell/>
        </table:table-row>
        <table:table-row table:style-name="ro1">
          <table:table-cell office:value-type="string" calcext:value-type="string">
            <text:p>Exec 72</text:p>
          </table:table-cell>
          <table:table-cell office:value-type="float" office:value="17.406209" calcext:value-type="float">
            <text:p>17,406209</text:p>
          </table:table-cell>
          <table:table-cell office:value-type="float" office:value="12.917925" calcext:value-type="float">
            <text:p>12,917925</text:p>
          </table:table-cell>
          <table:table-cell office:value-type="float" office:value="17.714488" calcext:value-type="float">
            <text:p>17,714488</text:p>
          </table:table-cell>
          <table:table-cell office:value-type="float" office:value="18.034711" calcext:value-type="float">
            <text:p>18,034711</text:p>
          </table:table-cell>
          <table:table-cell office:value-type="float" office:value="18.826101" calcext:value-type="float">
            <text:p>18,826101</text:p>
          </table:table-cell>
          <table:table-cell/>
        </table:table-row>
        <table:table-row table:style-name="ro1">
          <table:table-cell office:value-type="string" calcext:value-type="string">
            <text:p>Exec 73</text:p>
          </table:table-cell>
          <table:table-cell office:value-type="float" office:value="17.073607" calcext:value-type="float">
            <text:p>17,073607</text:p>
          </table:table-cell>
          <table:table-cell office:value-type="float" office:value="13.081547" calcext:value-type="float">
            <text:p>13,081547</text:p>
          </table:table-cell>
          <table:table-cell office:value-type="float" office:value="17.650849" calcext:value-type="float">
            <text:p>17,650849</text:p>
          </table:table-cell>
          <table:table-cell office:value-type="float" office:value="17.80701" calcext:value-type="float">
            <text:p>17,80701</text:p>
          </table:table-cell>
          <table:table-cell office:value-type="float" office:value="18.604249" calcext:value-type="float">
            <text:p>18,604249</text:p>
          </table:table-cell>
          <table:table-cell/>
        </table:table-row>
        <table:table-row table:style-name="ro1">
          <table:table-cell office:value-type="string" calcext:value-type="string">
            <text:p>Exec 74</text:p>
          </table:table-cell>
          <table:table-cell office:value-type="float" office:value="17.713661" calcext:value-type="float">
            <text:p>17,713661</text:p>
          </table:table-cell>
          <table:table-cell office:value-type="float" office:value="13.333063" calcext:value-type="float">
            <text:p>13,333063</text:p>
          </table:table-cell>
          <table:table-cell office:value-type="float" office:value="17.879916" calcext:value-type="float">
            <text:p>17,879916</text:p>
          </table:table-cell>
          <table:table-cell office:value-type="float" office:value="17.620305" calcext:value-type="float">
            <text:p>17,620305</text:p>
          </table:table-cell>
          <table:table-cell office:value-type="float" office:value="18.687919" calcext:value-type="float">
            <text:p>18,687919</text:p>
          </table:table-cell>
          <table:table-cell/>
        </table:table-row>
        <table:table-row table:style-name="ro1">
          <table:table-cell office:value-type="string" calcext:value-type="string">
            <text:p>Exec 75</text:p>
          </table:table-cell>
          <table:table-cell office:value-type="float" office:value="16.205322" calcext:value-type="float">
            <text:p>16,205322</text:p>
          </table:table-cell>
          <table:table-cell office:value-type="float" office:value="13.140281" calcext:value-type="float">
            <text:p>13,140281</text:p>
          </table:table-cell>
          <table:table-cell office:value-type="float" office:value="18.260479" calcext:value-type="float">
            <text:p>18,260479</text:p>
          </table:table-cell>
          <table:table-cell office:value-type="float" office:value="17.856379" calcext:value-type="float">
            <text:p>17,856379</text:p>
          </table:table-cell>
          <table:table-cell office:value-type="float" office:value="18.524011" calcext:value-type="float">
            <text:p>18,524011</text:p>
          </table:table-cell>
          <table:table-cell/>
        </table:table-row>
        <table:table-row table:style-name="ro1">
          <table:table-cell office:value-type="string" calcext:value-type="string">
            <text:p>Exec 76</text:p>
          </table:table-cell>
          <table:table-cell office:value-type="float" office:value="17.903218" calcext:value-type="float">
            <text:p>17,903218</text:p>
          </table:table-cell>
          <table:table-cell office:value-type="float" office:value="13.805714" calcext:value-type="float">
            <text:p>13,805714</text:p>
          </table:table-cell>
          <table:table-cell office:value-type="float" office:value="17.532529" calcext:value-type="float">
            <text:p>17,532529</text:p>
          </table:table-cell>
          <table:table-cell office:value-type="float" office:value="17.528378" calcext:value-type="float">
            <text:p>17,528378</text:p>
          </table:table-cell>
          <table:table-cell office:value-type="float" office:value="17.315657" calcext:value-type="float">
            <text:p>17,315657</text:p>
          </table:table-cell>
          <table:table-cell/>
        </table:table-row>
        <table:table-row table:style-name="ro1">
          <table:table-cell office:value-type="string" calcext:value-type="string">
            <text:p>Exec 77</text:p>
          </table:table-cell>
          <table:table-cell office:value-type="float" office:value="16.883378" calcext:value-type="float">
            <text:p>16,883378</text:p>
          </table:table-cell>
          <table:table-cell office:value-type="float" office:value="13.165391" calcext:value-type="float">
            <text:p>13,165391</text:p>
          </table:table-cell>
          <table:table-cell office:value-type="float" office:value="18.56129" calcext:value-type="float">
            <text:p>18,56129</text:p>
          </table:table-cell>
          <table:table-cell office:value-type="float" office:value="17.121274" calcext:value-type="float">
            <text:p>17,121274</text:p>
          </table:table-cell>
          <table:table-cell office:value-type="float" office:value="18.888805" calcext:value-type="float">
            <text:p>18,888805</text:p>
          </table:table-cell>
          <table:table-cell/>
        </table:table-row>
        <table:table-row table:style-name="ro1">
          <table:table-cell office:value-type="string" calcext:value-type="string">
            <text:p>Exec 78</text:p>
          </table:table-cell>
          <table:table-cell office:value-type="float" office:value="16.514649" calcext:value-type="float">
            <text:p>16,514649</text:p>
          </table:table-cell>
          <table:table-cell office:value-type="float" office:value="13.209241" calcext:value-type="float">
            <text:p>13,209241</text:p>
          </table:table-cell>
          <table:table-cell office:value-type="float" office:value="16.259088" calcext:value-type="float">
            <text:p>16,259088</text:p>
          </table:table-cell>
          <table:table-cell office:value-type="float" office:value="17.601141" calcext:value-type="float">
            <text:p>17,601141</text:p>
          </table:table-cell>
          <table:table-cell office:value-type="float" office:value="18.70053" calcext:value-type="float">
            <text:p>18,70053</text:p>
          </table:table-cell>
          <table:table-cell/>
        </table:table-row>
        <table:table-row table:style-name="ro1">
          <table:table-cell office:value-type="string" calcext:value-type="string">
            <text:p>Exec 79</text:p>
          </table:table-cell>
          <table:table-cell office:value-type="float" office:value="16.628036" calcext:value-type="float">
            <text:p>16,628036</text:p>
          </table:table-cell>
          <table:table-cell office:value-type="float" office:value="14.021888" calcext:value-type="float">
            <text:p>14,021888</text:p>
          </table:table-cell>
          <table:table-cell office:value-type="float" office:value="17.50159" calcext:value-type="float">
            <text:p>17,50159</text:p>
          </table:table-cell>
          <table:table-cell office:value-type="float" office:value="17.493058" calcext:value-type="float">
            <text:p>17,493058</text:p>
          </table:table-cell>
          <table:table-cell office:value-type="float" office:value="18.868245" calcext:value-type="float">
            <text:p>18,868245</text:p>
          </table:table-cell>
          <table:table-cell/>
        </table:table-row>
        <table:table-row table:style-name="ro1">
          <table:table-cell office:value-type="string" calcext:value-type="string">
            <text:p>Exec 80</text:p>
          </table:table-cell>
          <table:table-cell office:value-type="float" office:value="17.231524" calcext:value-type="float">
            <text:p>17,231524</text:p>
          </table:table-cell>
          <table:table-cell office:value-type="float" office:value="13.058674" calcext:value-type="float">
            <text:p>13,058674</text:p>
          </table:table-cell>
          <table:table-cell office:value-type="float" office:value="18.28857" calcext:value-type="float">
            <text:p>18,28857</text:p>
          </table:table-cell>
          <table:table-cell office:value-type="float" office:value="17.76017" calcext:value-type="float">
            <text:p>17,76017</text:p>
          </table:table-cell>
          <table:table-cell office:value-type="float" office:value="18.641334" calcext:value-type="float">
            <text:p>18,641334</text:p>
          </table:table-cell>
          <table:table-cell/>
        </table:table-row>
        <table:table-row table:style-name="ro1">
          <table:table-cell office:value-type="string" calcext:value-type="string">
            <text:p>Exec 81</text:p>
          </table:table-cell>
          <table:table-cell office:value-type="float" office:value="16.654524" calcext:value-type="float">
            <text:p>16,654524</text:p>
          </table:table-cell>
          <table:table-cell office:value-type="float" office:value="12.909456" calcext:value-type="float">
            <text:p>12,909456</text:p>
          </table:table-cell>
          <table:table-cell office:value-type="float" office:value="18.412437" calcext:value-type="float">
            <text:p>18,412437</text:p>
          </table:table-cell>
          <table:table-cell office:value-type="float" office:value="16.968898" calcext:value-type="float">
            <text:p>16,968898</text:p>
          </table:table-cell>
          <table:table-cell office:value-type="float" office:value="18.229778" calcext:value-type="float">
            <text:p>18,229778</text:p>
          </table:table-cell>
          <table:table-cell/>
        </table:table-row>
        <table:table-row table:style-name="ro1">
          <table:table-cell office:value-type="string" calcext:value-type="string">
            <text:p>Exec 82</text:p>
          </table:table-cell>
          <table:table-cell office:value-type="float" office:value="15.823717" calcext:value-type="float">
            <text:p>15,823717</text:p>
          </table:table-cell>
          <table:table-cell office:value-type="float" office:value="12.969666" calcext:value-type="float">
            <text:p>12,969666</text:p>
          </table:table-cell>
          <table:table-cell office:value-type="float" office:value="18.789277" calcext:value-type="float">
            <text:p>18,789277</text:p>
          </table:table-cell>
          <table:table-cell office:value-type="float" office:value="18.088305" calcext:value-type="float">
            <text:p>18,088305</text:p>
          </table:table-cell>
          <table:table-cell office:value-type="float" office:value="18.257149" calcext:value-type="float">
            <text:p>18,257149</text:p>
          </table:table-cell>
          <table:table-cell/>
        </table:table-row>
        <table:table-row table:style-name="ro1">
          <table:table-cell office:value-type="string" calcext:value-type="string">
            <text:p>Exec 83</text:p>
          </table:table-cell>
          <table:table-cell office:value-type="float" office:value="17.06643" calcext:value-type="float">
            <text:p>17,06643</text:p>
          </table:table-cell>
          <table:table-cell office:value-type="float" office:value="13.078631" calcext:value-type="float">
            <text:p>13,078631</text:p>
          </table:table-cell>
          <table:table-cell office:value-type="float" office:value="17.665265" calcext:value-type="float">
            <text:p>17,665265</text:p>
          </table:table-cell>
          <table:table-cell office:value-type="float" office:value="17.360197" calcext:value-type="float">
            <text:p>17,360197</text:p>
          </table:table-cell>
          <table:table-cell office:value-type="float" office:value="18.214201" calcext:value-type="float">
            <text:p>18,214201</text:p>
          </table:table-cell>
          <table:table-cell/>
        </table:table-row>
        <table:table-row table:style-name="ro1">
          <table:table-cell office:value-type="string" calcext:value-type="string">
            <text:p>Exec 84</text:p>
          </table:table-cell>
          <table:table-cell office:value-type="float" office:value="15.850477" calcext:value-type="float">
            <text:p>15,850477</text:p>
          </table:table-cell>
          <table:table-cell office:value-type="float" office:value="12.668979" calcext:value-type="float">
            <text:p>12,668979</text:p>
          </table:table-cell>
          <table:table-cell office:value-type="float" office:value="18.804365" calcext:value-type="float">
            <text:p>18,804365</text:p>
          </table:table-cell>
          <table:table-cell office:value-type="float" office:value="17.353005" calcext:value-type="float">
            <text:p>17,353005</text:p>
          </table:table-cell>
          <table:table-cell office:value-type="float" office:value="18.996942" calcext:value-type="float">
            <text:p>18,996942</text:p>
          </table:table-cell>
          <table:table-cell/>
        </table:table-row>
        <table:table-row table:style-name="ro1">
          <table:table-cell office:value-type="string" calcext:value-type="string">
            <text:p>Exec 85</text:p>
          </table:table-cell>
          <table:table-cell office:value-type="float" office:value="17.428825" calcext:value-type="float">
            <text:p>17,428825</text:p>
          </table:table-cell>
          <table:table-cell office:value-type="float" office:value="13.329866" calcext:value-type="float">
            <text:p>13,329866</text:p>
          </table:table-cell>
          <table:table-cell office:value-type="float" office:value="19.758571" calcext:value-type="float">
            <text:p>19,758571</text:p>
          </table:table-cell>
          <table:table-cell office:value-type="float" office:value="17.03227" calcext:value-type="float">
            <text:p>17,03227</text:p>
          </table:table-cell>
          <table:table-cell office:value-type="float" office:value="18.477883" calcext:value-type="float">
            <text:p>18,477883</text:p>
          </table:table-cell>
          <table:table-cell/>
        </table:table-row>
        <table:table-row table:style-name="ro1">
          <table:table-cell office:value-type="string" calcext:value-type="string">
            <text:p>Exec 86</text:p>
          </table:table-cell>
          <table:table-cell office:value-type="float" office:value="16.91228" calcext:value-type="float">
            <text:p>16,91228</text:p>
          </table:table-cell>
          <table:table-cell office:value-type="float" office:value="13.496873" calcext:value-type="float">
            <text:p>13,496873</text:p>
          </table:table-cell>
          <table:table-cell office:value-type="float" office:value="19.79202" calcext:value-type="float">
            <text:p>19,79202</text:p>
          </table:table-cell>
          <table:table-cell office:value-type="float" office:value="17.238546" calcext:value-type="float">
            <text:p>17,238546</text:p>
          </table:table-cell>
          <table:table-cell office:value-type="float" office:value="17.817884" calcext:value-type="float">
            <text:p>17,817884</text:p>
          </table:table-cell>
          <table:table-cell/>
        </table:table-row>
        <table:table-row table:style-name="ro1">
          <table:table-cell office:value-type="string" calcext:value-type="string">
            <text:p>Exec 87</text:p>
          </table:table-cell>
          <table:table-cell office:value-type="float" office:value="17.129016" calcext:value-type="float">
            <text:p>17,129016</text:p>
          </table:table-cell>
          <table:table-cell office:value-type="float" office:value="13.208068" calcext:value-type="float">
            <text:p>13,208068</text:p>
          </table:table-cell>
          <table:table-cell office:value-type="float" office:value="17.937104" calcext:value-type="float">
            <text:p>17,937104</text:p>
          </table:table-cell>
          <table:table-cell office:value-type="float" office:value="17.031283" calcext:value-type="float">
            <text:p>17,031283</text:p>
          </table:table-cell>
          <table:table-cell office:value-type="float" office:value="17.697835" calcext:value-type="float">
            <text:p>17,697835</text:p>
          </table:table-cell>
          <table:table-cell/>
        </table:table-row>
        <table:table-row table:style-name="ro1">
          <table:table-cell office:value-type="string" calcext:value-type="string">
            <text:p>Exec 88</text:p>
          </table:table-cell>
          <table:table-cell office:value-type="float" office:value="16.665978" calcext:value-type="float">
            <text:p>16,665978</text:p>
          </table:table-cell>
          <table:table-cell office:value-type="float" office:value="13.729829" calcext:value-type="float">
            <text:p>13,729829</text:p>
          </table:table-cell>
          <table:table-cell office:value-type="float" office:value="18.022589" calcext:value-type="float">
            <text:p>18,022589</text:p>
          </table:table-cell>
          <table:table-cell office:value-type="float" office:value="18.100029" calcext:value-type="float">
            <text:p>18,100029</text:p>
          </table:table-cell>
          <table:table-cell office:value-type="float" office:value="18.875746" calcext:value-type="float">
            <text:p>18,875746</text:p>
          </table:table-cell>
          <table:table-cell/>
        </table:table-row>
        <table:table-row table:style-name="ro1">
          <table:table-cell office:value-type="string" calcext:value-type="string">
            <text:p>Exec 89</text:p>
          </table:table-cell>
          <table:table-cell office:value-type="float" office:value="16.800887" calcext:value-type="float">
            <text:p>16,800887</text:p>
          </table:table-cell>
          <table:table-cell office:value-type="float" office:value="13.336325" calcext:value-type="float">
            <text:p>13,336325</text:p>
          </table:table-cell>
          <table:table-cell office:value-type="float" office:value="19.886718" calcext:value-type="float">
            <text:p>19,886718</text:p>
          </table:table-cell>
          <table:table-cell office:value-type="float" office:value="17.104372" calcext:value-type="float">
            <text:p>17,104372</text:p>
          </table:table-cell>
          <table:table-cell office:value-type="float" office:value="18.380374" calcext:value-type="float">
            <text:p>18,380374</text:p>
          </table:table-cell>
          <table:table-cell/>
        </table:table-row>
        <table:table-row table:style-name="ro1">
          <table:table-cell office:value-type="string" calcext:value-type="string">
            <text:p>Exec 90</text:p>
          </table:table-cell>
          <table:table-cell office:value-type="float" office:value="17.794484" calcext:value-type="float">
            <text:p>17,794484</text:p>
          </table:table-cell>
          <table:table-cell office:value-type="float" office:value="13.289364" calcext:value-type="float">
            <text:p>13,289364</text:p>
          </table:table-cell>
          <table:table-cell office:value-type="float" office:value="17.278343" calcext:value-type="float">
            <text:p>17,278343</text:p>
          </table:table-cell>
          <table:table-cell office:value-type="float" office:value="17.420143" calcext:value-type="float">
            <text:p>17,420143</text:p>
          </table:table-cell>
          <table:table-cell office:value-type="float" office:value="18.887747" calcext:value-type="float">
            <text:p>18,887747</text:p>
          </table:table-cell>
          <table:table-cell/>
        </table:table-row>
        <table:table-row table:style-name="ro1">
          <table:table-cell office:value-type="string" calcext:value-type="string">
            <text:p>Exec 91</text:p>
          </table:table-cell>
          <table:table-cell office:value-type="float" office:value="16.319134" calcext:value-type="float">
            <text:p>16,319134</text:p>
          </table:table-cell>
          <table:table-cell office:value-type="float" office:value="13.407295" calcext:value-type="float">
            <text:p>13,407295</text:p>
          </table:table-cell>
          <table:table-cell office:value-type="float" office:value="18.780282" calcext:value-type="float">
            <text:p>18,780282</text:p>
          </table:table-cell>
          <table:table-cell office:value-type="float" office:value="17.999183" calcext:value-type="float">
            <text:p>17,999183</text:p>
          </table:table-cell>
          <table:table-cell office:value-type="float" office:value="17.38965" calcext:value-type="float">
            <text:p>17,38965</text:p>
          </table:table-cell>
          <table:table-cell/>
        </table:table-row>
        <table:table-row table:style-name="ro1">
          <table:table-cell office:value-type="string" calcext:value-type="string">
            <text:p>Exec 92</text:p>
          </table:table-cell>
          <table:table-cell office:value-type="float" office:value="15.821491" calcext:value-type="float">
            <text:p>15,821491</text:p>
          </table:table-cell>
          <table:table-cell office:value-type="float" office:value="13.452723" calcext:value-type="float">
            <text:p>13,452723</text:p>
          </table:table-cell>
          <table:table-cell office:value-type="float" office:value="18.79422" calcext:value-type="float">
            <text:p>18,79422</text:p>
          </table:table-cell>
          <table:table-cell office:value-type="float" office:value="17.589996" calcext:value-type="float">
            <text:p>17,589996</text:p>
          </table:table-cell>
          <table:table-cell office:value-type="float" office:value="18.474014" calcext:value-type="float">
            <text:p>18,474014</text:p>
          </table:table-cell>
          <table:table-cell/>
        </table:table-row>
        <table:table-row table:style-name="ro1">
          <table:table-cell office:value-type="string" calcext:value-type="string">
            <text:p>Exec 93</text:p>
          </table:table-cell>
          <table:table-cell office:value-type="float" office:value="17.533397" calcext:value-type="float">
            <text:p>17,533397</text:p>
          </table:table-cell>
          <table:table-cell office:value-type="float" office:value="13.419114" calcext:value-type="float">
            <text:p>13,419114</text:p>
          </table:table-cell>
          <table:table-cell office:value-type="float" office:value="16.236952" calcext:value-type="float">
            <text:p>16,236952</text:p>
          </table:table-cell>
          <table:table-cell office:value-type="float" office:value="17.135908" calcext:value-type="float">
            <text:p>17,135908</text:p>
          </table:table-cell>
          <table:table-cell office:value-type="float" office:value="17.888214" calcext:value-type="float">
            <text:p>17,888214</text:p>
          </table:table-cell>
          <table:table-cell/>
        </table:table-row>
        <table:table-row table:style-name="ro1">
          <table:table-cell office:value-type="string" calcext:value-type="string">
            <text:p>Exec 94</text:p>
          </table:table-cell>
          <table:table-cell office:value-type="float" office:value="16.88176" calcext:value-type="float">
            <text:p>16,88176</text:p>
          </table:table-cell>
          <table:table-cell office:value-type="float" office:value="12.627603" calcext:value-type="float">
            <text:p>12,627603</text:p>
          </table:table-cell>
          <table:table-cell office:value-type="float" office:value="18.176603" calcext:value-type="float">
            <text:p>18,176603</text:p>
          </table:table-cell>
          <table:table-cell office:value-type="float" office:value="17.294446" calcext:value-type="float">
            <text:p>17,294446</text:p>
          </table:table-cell>
          <table:table-cell office:value-type="float" office:value="18.870533" calcext:value-type="float">
            <text:p>18,870533</text:p>
          </table:table-cell>
          <table:table-cell/>
        </table:table-row>
        <table:table-row table:style-name="ro1">
          <table:table-cell office:value-type="string" calcext:value-type="string">
            <text:p>Exec 95</text:p>
          </table:table-cell>
          <table:table-cell office:value-type="float" office:value="16.040123" calcext:value-type="float">
            <text:p>16,040123</text:p>
          </table:table-cell>
          <table:table-cell office:value-type="float" office:value="12.734673" calcext:value-type="float">
            <text:p>12,734673</text:p>
          </table:table-cell>
          <table:table-cell office:value-type="float" office:value="19.789934" calcext:value-type="float">
            <text:p>19,789934</text:p>
          </table:table-cell>
          <table:table-cell office:value-type="float" office:value="17.88848" calcext:value-type="float">
            <text:p>17,88848</text:p>
          </table:table-cell>
          <table:table-cell office:value-type="float" office:value="18.236421" calcext:value-type="float">
            <text:p>18,236421</text:p>
          </table:table-cell>
          <table:table-cell/>
        </table:table-row>
        <table:table-row table:style-name="ro1">
          <table:table-cell office:value-type="string" calcext:value-type="string">
            <text:p>Exec 96</text:p>
          </table:table-cell>
          <table:table-cell office:value-type="float" office:value="16.533245" calcext:value-type="float">
            <text:p>16,533245</text:p>
          </table:table-cell>
          <table:table-cell office:value-type="float" office:value="13.072945" calcext:value-type="float">
            <text:p>13,072945</text:p>
          </table:table-cell>
          <table:table-cell office:value-type="float" office:value="17.086315" calcext:value-type="float">
            <text:p>17,086315</text:p>
          </table:table-cell>
          <table:table-cell office:value-type="float" office:value="17.118263" calcext:value-type="float">
            <text:p>17,118263</text:p>
          </table:table-cell>
          <table:table-cell office:value-type="float" office:value="18.538828" calcext:value-type="float">
            <text:p>18,538828</text:p>
          </table:table-cell>
          <table:table-cell/>
        </table:table-row>
        <table:table-row table:style-name="ro1">
          <table:table-cell office:value-type="string" calcext:value-type="string">
            <text:p>Exec 97</text:p>
          </table:table-cell>
          <table:table-cell office:value-type="float" office:value="16.795898" calcext:value-type="float">
            <text:p>16,795898</text:p>
          </table:table-cell>
          <table:table-cell office:value-type="float" office:value="12.681492" calcext:value-type="float">
            <text:p>12,681492</text:p>
          </table:table-cell>
          <table:table-cell office:value-type="float" office:value="16.524416" calcext:value-type="float">
            <text:p>16,524416</text:p>
          </table:table-cell>
          <table:table-cell office:value-type="float" office:value="17.904598" calcext:value-type="float">
            <text:p>17,904598</text:p>
          </table:table-cell>
          <table:table-cell office:value-type="float" office:value="17.749044" calcext:value-type="float">
            <text:p>17,749044</text:p>
          </table:table-cell>
          <table:table-cell/>
        </table:table-row>
        <table:table-row table:style-name="ro1">
          <table:table-cell office:value-type="string" calcext:value-type="string">
            <text:p>Exec 98</text:p>
          </table:table-cell>
          <table:table-cell office:value-type="float" office:value="17.677266" calcext:value-type="float">
            <text:p>17,677266</text:p>
          </table:table-cell>
          <table:table-cell office:value-type="float" office:value="13.131059" calcext:value-type="float">
            <text:p>13,131059</text:p>
          </table:table-cell>
          <table:table-cell office:value-type="float" office:value="17.740259" calcext:value-type="float">
            <text:p>17,740259</text:p>
          </table:table-cell>
          <table:table-cell office:value-type="float" office:value="17.417603" calcext:value-type="float">
            <text:p>17,417603</text:p>
          </table:table-cell>
          <table:table-cell office:value-type="float" office:value="18.144237" calcext:value-type="float">
            <text:p>18,144237</text:p>
          </table:table-cell>
          <table:table-cell/>
        </table:table-row>
        <table:table-row table:style-name="ro1">
          <table:table-cell office:value-type="string" calcext:value-type="string">
            <text:p>Exec 99</text:p>
          </table:table-cell>
          <table:table-cell office:value-type="float" office:value="16.060291" calcext:value-type="float">
            <text:p>16,060291</text:p>
          </table:table-cell>
          <table:table-cell office:value-type="float" office:value="13.191624" calcext:value-type="float">
            <text:p>13,191624</text:p>
          </table:table-cell>
          <table:table-cell office:value-type="float" office:value="16.603675" calcext:value-type="float">
            <text:p>16,603675</text:p>
          </table:table-cell>
          <table:table-cell office:value-type="float" office:value="17.771315" calcext:value-type="float">
            <text:p>17,771315</text:p>
          </table:table-cell>
          <table:table-cell office:value-type="float" office:value="18.500426" calcext:value-type="float">
            <text:p>18,500426</text:p>
          </table:table-cell>
          <table:table-cell/>
        </table:table-row>
        <table:table-row table:style-name="ro1">
          <table:table-cell office:value-type="string" calcext:value-type="string">
            <text:p>Exec 100</text:p>
          </table:table-cell>
          <table:table-cell office:value-type="float" office:value="16.134825" calcext:value-type="float">
            <text:p>16,134825</text:p>
          </table:table-cell>
          <table:table-cell office:value-type="float" office:value="13.154355" calcext:value-type="float">
            <text:p>13,154355</text:p>
          </table:table-cell>
          <table:table-cell office:value-type="float" office:value="16.45045" calcext:value-type="float">
            <text:p>16,45045</text:p>
          </table:table-cell>
          <table:table-cell office:value-type="float" office:value="17.850277" calcext:value-type="float">
            <text:p>17,850277</text:p>
          </table:table-cell>
          <table:table-cell office:value-type="float" office:value="18.591404" calcext:value-type="float">
            <text:p>18,591404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2" table:formula="of:=AVERAGE([.B2:.B101])" office:value-type="float" office:value="16.72146327" calcext:value-type="float">
            <text:p>16,72146327</text:p>
          </table:table-cell>
          <table:table-cell table:style-name="ce2" table:formula="of:=AVERAGE([.C2:.C101])" office:value-type="float" office:value="13.62005445" calcext:value-type="float">
            <text:p>13,62005445</text:p>
          </table:table-cell>
          <table:table-cell table:style-name="ce2" table:formula="of:=AVERAGE([.D2:.D101])" office:value-type="float" office:value="18.07661953" calcext:value-type="float">
            <text:p>18,07661953</text:p>
          </table:table-cell>
          <table:table-cell table:style-name="ce2" table:formula="of:=AVERAGE([.E2:.E101])" office:value-type="float" office:value="17.50789321" calcext:value-type="float">
            <text:p>17,50789321</text:p>
          </table:table-cell>
          <table:table-cell table:style-name="ce2" table:formula="of:=AVERAGE([.F2:.F101])" office:value-type="float" office:value="18.39692642" calcext:value-type="float">
            <text:p>18,39692642</text:p>
          </table:table-cell>
          <table:table-cell/>
        </table:table-row>
        <table:table-row table:style-name="ro1">
          <table:table-cell office:value-type="string" calcext:value-type="string">
            <text:p>STD_DEV</text:p>
          </table:table-cell>
          <table:table-cell table:style-name="ce2" table:formula="of:=STDEV([.B2:.B101])" office:value-type="float" office:value="0.690281405033737" calcext:value-type="float">
            <text:p>0,690281405033737</text:p>
          </table:table-cell>
          <table:table-cell table:style-name="ce2" table:formula="of:=STDEV([.C2:.C101])" office:value-type="float" office:value="0.640410894624478" calcext:value-type="float">
            <text:p>0,640410894624478</text:p>
          </table:table-cell>
          <table:table-cell table:style-name="ce2" table:formula="of:=STDEV([.D2:.D101])" office:value-type="float" office:value="1.09787504582493" calcext:value-type="float">
            <text:p>1,09787504582493</text:p>
          </table:table-cell>
          <table:table-cell table:style-name="ce2" table:formula="of:=STDEV([.E2:.E101])" office:value-type="float" office:value="0.651743333237775" calcext:value-type="float">
            <text:p>0,651743333237775</text:p>
          </table:table-cell>
          <table:table-cell table:style-name="ce2" table:formula="of:=STDEV([.F2:.F101])" office:value-type="float" office:value="0.474154193502774" calcext:value-type="float">
            <text:p>0,474154193502774</text:p>
          </table:table-cell>
          <table:table-cell/>
        </table:table-row>
        <table:table-row table:style-name="ro1" table:number-rows-repeated="5">
          <table:table-cell table:style-name="Default" table:number-columns-repeated="6"/>
          <table:table-cell/>
        </table:table-row>
        <table:table-row table:style-name="ro1">
          <table:table-cell table:style-name="ce3"/>
          <table:table-cell office:value-type="float" office:value="16.814766" calcext:value-type="float">
            <text:p>16,814766</text:p>
          </table:table-cell>
          <table:table-cell office:value-type="float" office:value="13.422912" calcext:value-type="float">
            <text:p>13,422912</text:p>
          </table:table-cell>
          <table:table-cell office:value-type="float" office:value="16.905599" calcext:value-type="float">
            <text:p>16,905599</text:p>
          </table:table-cell>
          <table:table-cell office:value-type="float" office:value="16.997256" calcext:value-type="float">
            <text:p>16,997256</text:p>
          </table:table-cell>
          <table:table-cell office:value-type="float" office:value="18.807427" calcext:value-type="float">
            <text:p>18,807427</text:p>
          </table:table-cell>
          <table:table-cell table:style-name="ce1" office:value-type="string" calcext:value-type="string">
            <text:p>SEM OFF</text:p>
          </table:table-cell>
        </table:table-row>
        <table:table-row table:style-name="ro1">
          <table:table-cell table:style-name="ce3"/>
          <table:table-cell office:value-type="float" office:value="15.536427" calcext:value-type="float">
            <text:p>15,536427</text:p>
          </table:table-cell>
          <table:table-cell office:value-type="float" office:value="12.94661" calcext:value-type="float">
            <text:p>12,94661</text:p>
          </table:table-cell>
          <table:table-cell office:value-type="float" office:value="17.871873" calcext:value-type="float">
            <text:p>17,871873</text:p>
          </table:table-cell>
          <table:table-cell office:value-type="float" office:value="17.030047" calcext:value-type="float">
            <text:p>17,030047</text:p>
          </table:table-cell>
          <table:table-cell office:value-type="float" office:value="18.38419" calcext:value-type="float">
            <text:p>18,38419</text:p>
          </table:table-cell>
          <table:table-cell/>
        </table:table-row>
        <table:table-row table:style-name="ro1">
          <table:table-cell table:style-name="ce3"/>
          <table:table-cell office:value-type="float" office:value="15.819446" calcext:value-type="float">
            <text:p>15,819446</text:p>
          </table:table-cell>
          <table:table-cell office:value-type="float" office:value="13.773921" calcext:value-type="float">
            <text:p>13,773921</text:p>
          </table:table-cell>
          <table:table-cell office:value-type="float" office:value="17.589794" calcext:value-type="float">
            <text:p>17,589794</text:p>
          </table:table-cell>
          <table:table-cell office:value-type="float" office:value="16.128419" calcext:value-type="float">
            <text:p>16,128419</text:p>
          </table:table-cell>
          <table:table-cell office:value-type="float" office:value="17.628125" calcext:value-type="float">
            <text:p>17,628125</text:p>
          </table:table-cell>
          <table:table-cell/>
        </table:table-row>
        <table:table-row table:style-name="ro1">
          <table:table-cell table:style-name="ce3"/>
          <table:table-cell office:value-type="float" office:value="15.14498" calcext:value-type="float">
            <text:p>15,14498</text:p>
          </table:table-cell>
          <table:table-cell office:value-type="float" office:value="13.571442" calcext:value-type="float">
            <text:p>13,571442</text:p>
          </table:table-cell>
          <table:table-cell office:value-type="float" office:value="16.560287" calcext:value-type="float">
            <text:p>16,560287</text:p>
          </table:table-cell>
          <table:table-cell office:value-type="float" office:value="16.506176" calcext:value-type="float">
            <text:p>16,506176</text:p>
          </table:table-cell>
          <table:table-cell office:value-type="float" office:value="17.144804" calcext:value-type="float">
            <text:p>17,144804</text:p>
          </table:table-cell>
          <table:table-cell/>
        </table:table-row>
        <table:table-row table:style-name="ro1">
          <table:table-cell table:style-name="ce3"/>
          <table:table-cell office:value-type="float" office:value="15.331914" calcext:value-type="float">
            <text:p>15,331914</text:p>
          </table:table-cell>
          <table:table-cell office:value-type="float" office:value="13.558643" calcext:value-type="float">
            <text:p>13,558643</text:p>
          </table:table-cell>
          <table:table-cell office:value-type="float" office:value="16.959961" calcext:value-type="float">
            <text:p>16,959961</text:p>
          </table:table-cell>
          <table:table-cell office:value-type="float" office:value="16.289781" calcext:value-type="float">
            <text:p>16,289781</text:p>
          </table:table-cell>
          <table:table-cell office:value-type="float" office:value="17.35762" calcext:value-type="float">
            <text:p>17,35762</text:p>
          </table:table-cell>
          <table:table-cell/>
        </table:table-row>
        <table:table-row table:style-name="ro1">
          <table:table-cell table:style-name="ce3"/>
          <table:table-cell office:value-type="float" office:value="16.364702" calcext:value-type="float">
            <text:p>16,364702</text:p>
          </table:table-cell>
          <table:table-cell office:value-type="float" office:value="12.994293" calcext:value-type="float">
            <text:p>12,994293</text:p>
          </table:table-cell>
          <table:table-cell office:value-type="float" office:value="17.64547" calcext:value-type="float">
            <text:p>17,64547</text:p>
          </table:table-cell>
          <table:table-cell office:value-type="float" office:value="16.021535" calcext:value-type="float">
            <text:p>16,021535</text:p>
          </table:table-cell>
          <table:table-cell office:value-type="float" office:value="18.853093" calcext:value-type="float">
            <text:p>18,853093</text:p>
          </table:table-cell>
          <table:table-cell/>
        </table:table-row>
        <table:table-row table:style-name="ro1">
          <table:table-cell table:style-name="ce3"/>
          <table:table-cell office:value-type="float" office:value="15.742268" calcext:value-type="float">
            <text:p>15,742268</text:p>
          </table:table-cell>
          <table:table-cell office:value-type="float" office:value="13.520037" calcext:value-type="float">
            <text:p>13,520037</text:p>
          </table:table-cell>
          <table:table-cell office:value-type="float" office:value="17.06905" calcext:value-type="float">
            <text:p>17,06905</text:p>
          </table:table-cell>
          <table:table-cell office:value-type="float" office:value="16.846236" calcext:value-type="float">
            <text:p>16,846236</text:p>
          </table:table-cell>
          <table:table-cell office:value-type="float" office:value="18.283489" calcext:value-type="float">
            <text:p>18,283489</text:p>
          </table:table-cell>
          <table:table-cell/>
        </table:table-row>
        <table:table-row table:style-name="ro1">
          <table:table-cell table:style-name="ce3"/>
          <table:table-cell office:value-type="float" office:value="15.709744" calcext:value-type="float">
            <text:p>15,709744</text:p>
          </table:table-cell>
          <table:table-cell office:value-type="float" office:value="13.201599" calcext:value-type="float">
            <text:p>13,201599</text:p>
          </table:table-cell>
          <table:table-cell office:value-type="float" office:value="16.524238" calcext:value-type="float">
            <text:p>16,524238</text:p>
          </table:table-cell>
          <table:table-cell office:value-type="float" office:value="16.938254" calcext:value-type="float">
            <text:p>16,938254</text:p>
          </table:table-cell>
          <table:table-cell office:value-type="float" office:value="17.956861" calcext:value-type="float">
            <text:p>17,956861</text:p>
          </table:table-cell>
          <table:table-cell/>
        </table:table-row>
        <table:table-row table:style-name="ro1">
          <table:table-cell table:style-name="ce3"/>
          <table:table-cell office:value-type="float" office:value="15.537306" calcext:value-type="float">
            <text:p>15,537306</text:p>
          </table:table-cell>
          <table:table-cell office:value-type="float" office:value="13.271575" calcext:value-type="float">
            <text:p>13,271575</text:p>
          </table:table-cell>
          <table:table-cell office:value-type="float" office:value="16.966291" calcext:value-type="float">
            <text:p>16,966291</text:p>
          </table:table-cell>
          <table:table-cell office:value-type="float" office:value="16.322554" calcext:value-type="float">
            <text:p>16,322554</text:p>
          </table:table-cell>
          <table:table-cell office:value-type="float" office:value="17.62052" calcext:value-type="float">
            <text:p>17,62052</text:p>
          </table:table-cell>
          <table:table-cell/>
        </table:table-row>
        <table:table-row table:style-name="ro1">
          <table:table-cell table:style-name="ce3"/>
          <table:table-cell office:value-type="float" office:value="15.855951" calcext:value-type="float">
            <text:p>15,855951</text:p>
          </table:table-cell>
          <table:table-cell office:value-type="float" office:value="13.342532" calcext:value-type="float">
            <text:p>13,342532</text:p>
          </table:table-cell>
          <table:table-cell office:value-type="float" office:value="17.950305" calcext:value-type="float">
            <text:p>17,950305</text:p>
          </table:table-cell>
          <table:table-cell office:value-type="float" office:value="17.060399" calcext:value-type="float">
            <text:p>17,060399</text:p>
          </table:table-cell>
          <table:table-cell office:value-type="float" office:value="17.569533" calcext:value-type="float">
            <text:p>17,569533</text:p>
          </table:table-cell>
          <table:table-cell/>
        </table:table-row>
        <table:table-row table:style-name="ro1">
          <table:table-cell table:style-name="ce3"/>
          <table:table-cell office:value-type="float" office:value="15.638399" calcext:value-type="float">
            <text:p>15,638399</text:p>
          </table:table-cell>
          <table:table-cell office:value-type="float" office:value="13.56931" calcext:value-type="float">
            <text:p>13,56931</text:p>
          </table:table-cell>
          <table:table-cell office:value-type="float" office:value="16.507979" calcext:value-type="float">
            <text:p>16,507979</text:p>
          </table:table-cell>
          <table:table-cell office:value-type="float" office:value="16.211992" calcext:value-type="float">
            <text:p>16,211992</text:p>
          </table:table-cell>
          <table:table-cell office:value-type="float" office:value="18.071541" calcext:value-type="float">
            <text:p>18,071541</text:p>
          </table:table-cell>
          <table:table-cell/>
        </table:table-row>
        <table:table-row table:style-name="ro1">
          <table:table-cell table:style-name="ce3"/>
          <table:table-cell office:value-type="float" office:value="15.630906" calcext:value-type="float">
            <text:p>15,630906</text:p>
          </table:table-cell>
          <table:table-cell office:value-type="float" office:value="13.058192" calcext:value-type="float">
            <text:p>13,058192</text:p>
          </table:table-cell>
          <table:table-cell office:value-type="float" office:value="17.26054" calcext:value-type="float">
            <text:p>17,26054</text:p>
          </table:table-cell>
          <table:table-cell office:value-type="float" office:value="16.758408" calcext:value-type="float">
            <text:p>16,758408</text:p>
          </table:table-cell>
          <table:table-cell office:value-type="float" office:value="18.79253" calcext:value-type="float">
            <text:p>18,79253</text:p>
          </table:table-cell>
          <table:table-cell/>
        </table:table-row>
        <table:table-row table:style-name="ro1">
          <table:table-cell table:style-name="ce3"/>
          <table:table-cell office:value-type="float" office:value="16.766191" calcext:value-type="float">
            <text:p>16,766191</text:p>
          </table:table-cell>
          <table:table-cell office:value-type="float" office:value="13.287072" calcext:value-type="float">
            <text:p>13,287072</text:p>
          </table:table-cell>
          <table:table-cell office:value-type="float" office:value="16.678378" calcext:value-type="float">
            <text:p>16,678378</text:p>
          </table:table-cell>
          <table:table-cell office:value-type="float" office:value="16.656486" calcext:value-type="float">
            <text:p>16,656486</text:p>
          </table:table-cell>
          <table:table-cell office:value-type="float" office:value="18.240248" calcext:value-type="float">
            <text:p>18,240248</text:p>
          </table:table-cell>
          <table:table-cell/>
        </table:table-row>
        <table:table-row table:style-name="ro1">
          <table:table-cell table:style-name="ce3"/>
          <table:table-cell office:value-type="float" office:value="16.605033" calcext:value-type="float">
            <text:p>16,605033</text:p>
          </table:table-cell>
          <table:table-cell office:value-type="float" office:value="12.946573" calcext:value-type="float">
            <text:p>12,946573</text:p>
          </table:table-cell>
          <table:table-cell office:value-type="float" office:value="17.286368" calcext:value-type="float">
            <text:p>17,286368</text:p>
          </table:table-cell>
          <table:table-cell office:value-type="float" office:value="16.798667" calcext:value-type="float">
            <text:p>16,798667</text:p>
          </table:table-cell>
          <table:table-cell office:value-type="float" office:value="18.105116" calcext:value-type="float">
            <text:p>18,105116</text:p>
          </table:table-cell>
          <table:table-cell/>
        </table:table-row>
        <table:table-row table:style-name="ro1">
          <table:table-cell table:style-name="ce3"/>
          <table:table-cell office:value-type="float" office:value="16.563362" calcext:value-type="float">
            <text:p>16,563362</text:p>
          </table:table-cell>
          <table:table-cell office:value-type="float" office:value="13.747015" calcext:value-type="float">
            <text:p>13,747015</text:p>
          </table:table-cell>
          <table:table-cell office:value-type="float" office:value="16.732187" calcext:value-type="float">
            <text:p>16,732187</text:p>
          </table:table-cell>
          <table:table-cell office:value-type="float" office:value="16.263781" calcext:value-type="float">
            <text:p>16,263781</text:p>
          </table:table-cell>
          <table:table-cell office:value-type="float" office:value="17.910425" calcext:value-type="float">
            <text:p>17,910425</text:p>
          </table:table-cell>
          <table:table-cell/>
        </table:table-row>
        <table:table-row table:style-name="ro1">
          <table:table-cell table:style-name="ce3"/>
          <table:table-cell office:value-type="float" office:value="16.065383" calcext:value-type="float">
            <text:p>16,065383</text:p>
          </table:table-cell>
          <table:table-cell office:value-type="float" office:value="13.838147" calcext:value-type="float">
            <text:p>13,838147</text:p>
          </table:table-cell>
          <table:table-cell office:value-type="float" office:value="17.42589" calcext:value-type="float">
            <text:p>17,42589</text:p>
          </table:table-cell>
          <table:table-cell office:value-type="float" office:value="16.15772" calcext:value-type="float">
            <text:p>16,15772</text:p>
          </table:table-cell>
          <table:table-cell office:value-type="float" office:value="17.666052" calcext:value-type="float">
            <text:p>17,666052</text:p>
          </table:table-cell>
          <table:table-cell/>
        </table:table-row>
        <table:table-row table:style-name="ro1">
          <table:table-cell table:style-name="ce3"/>
          <table:table-cell office:value-type="float" office:value="16.728275" calcext:value-type="float">
            <text:p>16,728275</text:p>
          </table:table-cell>
          <table:table-cell office:value-type="float" office:value="13.631729" calcext:value-type="float">
            <text:p>13,631729</text:p>
          </table:table-cell>
          <table:table-cell office:value-type="float" office:value="17.229069" calcext:value-type="float">
            <text:p>17,229069</text:p>
          </table:table-cell>
          <table:table-cell office:value-type="float" office:value="17.061796" calcext:value-type="float">
            <text:p>17,061796</text:p>
          </table:table-cell>
          <table:table-cell office:value-type="float" office:value="18.318323" calcext:value-type="float">
            <text:p>18,318323</text:p>
          </table:table-cell>
          <table:table-cell/>
        </table:table-row>
        <table:table-row table:style-name="ro1">
          <table:table-cell table:style-name="ce3"/>
          <table:table-cell office:value-type="float" office:value="16.693156" calcext:value-type="float">
            <text:p>16,693156</text:p>
          </table:table-cell>
          <table:table-cell office:value-type="float" office:value="13.766345" calcext:value-type="float">
            <text:p>13,766345</text:p>
          </table:table-cell>
          <table:table-cell office:value-type="float" office:value="17.403086" calcext:value-type="float">
            <text:p>17,403086</text:p>
          </table:table-cell>
          <table:table-cell office:value-type="float" office:value="17.140748" calcext:value-type="float">
            <text:p>17,140748</text:p>
          </table:table-cell>
          <table:table-cell office:value-type="float" office:value="18.038718" calcext:value-type="float">
            <text:p>18,038718</text:p>
          </table:table-cell>
          <table:table-cell/>
        </table:table-row>
        <table:table-row table:style-name="ro1">
          <table:table-cell table:style-name="ce3"/>
          <table:table-cell office:value-type="float" office:value="16.803396" calcext:value-type="float">
            <text:p>16,803396</text:p>
          </table:table-cell>
          <table:table-cell office:value-type="float" office:value="12.981476" calcext:value-type="float">
            <text:p>12,981476</text:p>
          </table:table-cell>
          <table:table-cell office:value-type="float" office:value="17.268521" calcext:value-type="float">
            <text:p>17,268521</text:p>
          </table:table-cell>
          <table:table-cell office:value-type="float" office:value="16.022744" calcext:value-type="float">
            <text:p>16,022744</text:p>
          </table:table-cell>
          <table:table-cell office:value-type="float" office:value="18.503326" calcext:value-type="float">
            <text:p>18,503326</text:p>
          </table:table-cell>
          <table:table-cell/>
        </table:table-row>
        <table:table-row table:style-name="ro1">
          <table:table-cell table:style-name="ce3"/>
          <table:table-cell office:value-type="float" office:value="16.838918" calcext:value-type="float">
            <text:p>16,838918</text:p>
          </table:table-cell>
          <table:table-cell office:value-type="float" office:value="12.997004" calcext:value-type="float">
            <text:p>12,997004</text:p>
          </table:table-cell>
          <table:table-cell office:value-type="float" office:value="17.961071" calcext:value-type="float">
            <text:p>17,961071</text:p>
          </table:table-cell>
          <table:table-cell office:value-type="float" office:value="16.903054" calcext:value-type="float">
            <text:p>16,903054</text:p>
          </table:table-cell>
          <table:table-cell office:value-type="float" office:value="17.449294" calcext:value-type="float">
            <text:p>17,449294</text:p>
          </table:table-cell>
          <table:table-cell/>
        </table:table-row>
        <table:table-row table:style-name="ro1">
          <table:table-cell table:style-name="ce3"/>
          <table:table-cell office:value-type="float" office:value="15.167499" calcext:value-type="float">
            <text:p>15,167499</text:p>
          </table:table-cell>
          <table:table-cell office:value-type="float" office:value="13.710567" calcext:value-type="float">
            <text:p>13,710567</text:p>
          </table:table-cell>
          <table:table-cell office:value-type="float" office:value="17.124835" calcext:value-type="float">
            <text:p>17,124835</text:p>
          </table:table-cell>
          <table:table-cell office:value-type="float" office:value="16.316174" calcext:value-type="float">
            <text:p>16,316174</text:p>
          </table:table-cell>
          <table:table-cell office:value-type="float" office:value="17.55974" calcext:value-type="float">
            <text:p>17,55974</text:p>
          </table:table-cell>
          <table:table-cell/>
        </table:table-row>
        <table:table-row table:style-name="ro1">
          <table:table-cell table:style-name="ce3"/>
          <table:table-cell office:value-type="float" office:value="15.923335" calcext:value-type="float">
            <text:p>15,923335</text:p>
          </table:table-cell>
          <table:table-cell office:value-type="float" office:value="13.850845" calcext:value-type="float">
            <text:p>13,850845</text:p>
          </table:table-cell>
          <table:table-cell office:value-type="float" office:value="17.639789" calcext:value-type="float">
            <text:p>17,639789</text:p>
          </table:table-cell>
          <table:table-cell office:value-type="float" office:value="16.567136" calcext:value-type="float">
            <text:p>16,567136</text:p>
          </table:table-cell>
          <table:table-cell office:value-type="float" office:value="17.252665" calcext:value-type="float">
            <text:p>17,252665</text:p>
          </table:table-cell>
          <table:table-cell/>
        </table:table-row>
        <table:table-row table:style-name="ro1">
          <table:table-cell table:style-name="ce3"/>
          <table:table-cell office:value-type="float" office:value="16.63722" calcext:value-type="float">
            <text:p>16,63722</text:p>
          </table:table-cell>
          <table:table-cell office:value-type="float" office:value="12.891673" calcext:value-type="float">
            <text:p>12,891673</text:p>
          </table:table-cell>
          <table:table-cell office:value-type="float" office:value="16.399079" calcext:value-type="float">
            <text:p>16,399079</text:p>
          </table:table-cell>
          <table:table-cell office:value-type="float" office:value="16.681637" calcext:value-type="float">
            <text:p>16,681637</text:p>
          </table:table-cell>
          <table:table-cell office:value-type="float" office:value="18.47178" calcext:value-type="float">
            <text:p>18,47178</text:p>
          </table:table-cell>
          <table:table-cell/>
        </table:table-row>
        <table:table-row table:style-name="ro1">
          <table:table-cell table:style-name="ce3"/>
          <table:table-cell office:value-type="float" office:value="16.298544" calcext:value-type="float">
            <text:p>16,298544</text:p>
          </table:table-cell>
          <table:table-cell office:value-type="float" office:value="13.744349" calcext:value-type="float">
            <text:p>13,744349</text:p>
          </table:table-cell>
          <table:table-cell office:value-type="float" office:value="17.047031" calcext:value-type="float">
            <text:p>17,047031</text:p>
          </table:table-cell>
          <table:table-cell office:value-type="float" office:value="16.415178" calcext:value-type="float">
            <text:p>16,415178</text:p>
          </table:table-cell>
          <table:table-cell office:value-type="float" office:value="17.36076" calcext:value-type="float">
            <text:p>17,36076</text:p>
          </table:table-cell>
          <table:table-cell/>
        </table:table-row>
        <table:table-row table:style-name="ro1">
          <table:table-cell table:style-name="ce3"/>
          <table:table-cell office:value-type="float" office:value="15.570108" calcext:value-type="float">
            <text:p>15,570108</text:p>
          </table:table-cell>
          <table:table-cell office:value-type="float" office:value="13.589791" calcext:value-type="float">
            <text:p>13,589791</text:p>
          </table:table-cell>
          <table:table-cell office:value-type="float" office:value="17.171931" calcext:value-type="float">
            <text:p>17,171931</text:p>
          </table:table-cell>
          <table:table-cell office:value-type="float" office:value="16.0475" calcext:value-type="float">
            <text:p>16,0475</text:p>
          </table:table-cell>
          <table:table-cell office:value-type="float" office:value="17.567619" calcext:value-type="float">
            <text:p>17,567619</text:p>
          </table:table-cell>
          <table:table-cell/>
        </table:table-row>
        <table:table-row table:style-name="ro1">
          <table:table-cell table:style-name="ce3"/>
          <table:table-cell office:value-type="float" office:value="16.224886" calcext:value-type="float">
            <text:p>16,224886</text:p>
          </table:table-cell>
          <table:table-cell office:value-type="float" office:value="13.380654" calcext:value-type="float">
            <text:p>13,380654</text:p>
          </table:table-cell>
          <table:table-cell office:value-type="float" office:value="17.448594" calcext:value-type="float">
            <text:p>17,448594</text:p>
          </table:table-cell>
          <table:table-cell office:value-type="float" office:value="16.810581" calcext:value-type="float">
            <text:p>16,810581</text:p>
          </table:table-cell>
          <table:table-cell office:value-type="float" office:value="18.041362" calcext:value-type="float">
            <text:p>18,041362</text:p>
          </table:table-cell>
          <table:table-cell/>
        </table:table-row>
        <table:table-row table:style-name="ro1">
          <table:table-cell table:style-name="ce3"/>
          <table:table-cell office:value-type="float" office:value="15.383453" calcext:value-type="float">
            <text:p>15,383453</text:p>
          </table:table-cell>
          <table:table-cell office:value-type="float" office:value="13.549715" calcext:value-type="float">
            <text:p>13,549715</text:p>
          </table:table-cell>
          <table:table-cell office:value-type="float" office:value="17.475806" calcext:value-type="float">
            <text:p>17,475806</text:p>
          </table:table-cell>
          <table:table-cell office:value-type="float" office:value="17.10717" calcext:value-type="float">
            <text:p>17,10717</text:p>
          </table:table-cell>
          <table:table-cell office:value-type="float" office:value="17.822809" calcext:value-type="float">
            <text:p>17,822809</text:p>
          </table:table-cell>
          <table:table-cell/>
        </table:table-row>
        <table:table-row table:style-name="ro1">
          <table:table-cell table:style-name="ce3"/>
          <table:table-cell office:value-type="float" office:value="15.751141" calcext:value-type="float">
            <text:p>15,751141</text:p>
          </table:table-cell>
          <table:table-cell office:value-type="float" office:value="13.580764" calcext:value-type="float">
            <text:p>13,580764</text:p>
          </table:table-cell>
          <table:table-cell office:value-type="float" office:value="17.84459" calcext:value-type="float">
            <text:p>17,84459</text:p>
          </table:table-cell>
          <table:table-cell office:value-type="float" office:value="16.764643" calcext:value-type="float">
            <text:p>16,764643</text:p>
          </table:table-cell>
          <table:table-cell office:value-type="float" office:value="18.60816" calcext:value-type="float">
            <text:p>18,60816</text:p>
          </table:table-cell>
          <table:table-cell/>
        </table:table-row>
        <table:table-row table:style-name="ro1">
          <table:table-cell table:style-name="ce3"/>
          <table:table-cell office:value-type="float" office:value="16.833869" calcext:value-type="float">
            <text:p>16,833869</text:p>
          </table:table-cell>
          <table:table-cell office:value-type="float" office:value="13.182941" calcext:value-type="float">
            <text:p>13,182941</text:p>
          </table:table-cell>
          <table:table-cell office:value-type="float" office:value="17.625552" calcext:value-type="float">
            <text:p>17,625552</text:p>
          </table:table-cell>
          <table:table-cell office:value-type="float" office:value="16.387363" calcext:value-type="float">
            <text:p>16,387363</text:p>
          </table:table-cell>
          <table:table-cell office:value-type="float" office:value="17.578797" calcext:value-type="float">
            <text:p>17,578797</text:p>
          </table:table-cell>
          <table:table-cell/>
        </table:table-row>
        <table:table-row table:style-name="ro1">
          <table:table-cell table:style-name="ce3"/>
          <table:table-cell office:value-type="float" office:value="15.556434" calcext:value-type="float">
            <text:p>15,556434</text:p>
          </table:table-cell>
          <table:table-cell office:value-type="float" office:value="13.299888" calcext:value-type="float">
            <text:p>13,299888</text:p>
          </table:table-cell>
          <table:table-cell office:value-type="float" office:value="17.06784" calcext:value-type="float">
            <text:p>17,06784</text:p>
          </table:table-cell>
          <table:table-cell office:value-type="float" office:value="16.482715" calcext:value-type="float">
            <text:p>16,482715</text:p>
          </table:table-cell>
          <table:table-cell office:value-type="float" office:value="17.946777" calcext:value-type="float">
            <text:p>17,946777</text:p>
          </table:table-cell>
          <table:table-cell/>
        </table:table-row>
        <table:table-row table:style-name="ro1">
          <table:table-cell table:style-name="ce3"/>
          <table:table-cell office:value-type="float" office:value="15.170849" calcext:value-type="float">
            <text:p>15,170849</text:p>
          </table:table-cell>
          <table:table-cell office:value-type="float" office:value="13.65124" calcext:value-type="float">
            <text:p>13,65124</text:p>
          </table:table-cell>
          <table:table-cell office:value-type="float" office:value="17.004345" calcext:value-type="float">
            <text:p>17,004345</text:p>
          </table:table-cell>
          <table:table-cell office:value-type="float" office:value="16.676004" calcext:value-type="float">
            <text:p>16,676004</text:p>
          </table:table-cell>
          <table:table-cell office:value-type="float" office:value="17.236309" calcext:value-type="float">
            <text:p>17,236309</text:p>
          </table:table-cell>
          <table:table-cell/>
        </table:table-row>
        <table:table-row table:style-name="ro1">
          <table:table-cell table:style-name="ce3"/>
          <table:table-cell office:value-type="float" office:value="16.349008" calcext:value-type="float">
            <text:p>16,349008</text:p>
          </table:table-cell>
          <table:table-cell office:value-type="float" office:value="13.079604" calcext:value-type="float">
            <text:p>13,079604</text:p>
          </table:table-cell>
          <table:table-cell office:value-type="float" office:value="17.230971" calcext:value-type="float">
            <text:p>17,230971</text:p>
          </table:table-cell>
          <table:table-cell office:value-type="float" office:value="16.8544" calcext:value-type="float">
            <text:p>16,8544</text:p>
          </table:table-cell>
          <table:table-cell office:value-type="float" office:value="18.790317" calcext:value-type="float">
            <text:p>18,790317</text:p>
          </table:table-cell>
          <table:table-cell/>
        </table:table-row>
        <table:table-row table:style-name="ro1">
          <table:table-cell table:style-name="ce3"/>
          <table:table-cell office:value-type="float" office:value="16.637743" calcext:value-type="float">
            <text:p>16,637743</text:p>
          </table:table-cell>
          <table:table-cell office:value-type="float" office:value="13.682926" calcext:value-type="float">
            <text:p>13,682926</text:p>
          </table:table-cell>
          <table:table-cell office:value-type="float" office:value="16.777889" calcext:value-type="float">
            <text:p>16,777889</text:p>
          </table:table-cell>
          <table:table-cell office:value-type="float" office:value="16.586894" calcext:value-type="float">
            <text:p>16,586894</text:p>
          </table:table-cell>
          <table:table-cell office:value-type="float" office:value="17.869011" calcext:value-type="float">
            <text:p>17,869011</text:p>
          </table:table-cell>
          <table:table-cell/>
        </table:table-row>
        <table:table-row table:style-name="ro1">
          <table:table-cell table:style-name="ce3"/>
          <table:table-cell office:value-type="float" office:value="16.658386" calcext:value-type="float">
            <text:p>16,658386</text:p>
          </table:table-cell>
          <table:table-cell office:value-type="float" office:value="13.237307" calcext:value-type="float">
            <text:p>13,237307</text:p>
          </table:table-cell>
          <table:table-cell office:value-type="float" office:value="17.717113" calcext:value-type="float">
            <text:p>17,717113</text:p>
          </table:table-cell>
          <table:table-cell office:value-type="float" office:value="16.357785" calcext:value-type="float">
            <text:p>16,357785</text:p>
          </table:table-cell>
          <table:table-cell office:value-type="float" office:value="18.11043" calcext:value-type="float">
            <text:p>18,11043</text:p>
          </table:table-cell>
          <table:table-cell/>
        </table:table-row>
        <table:table-row table:style-name="ro1">
          <table:table-cell table:style-name="ce3"/>
          <table:table-cell office:value-type="float" office:value="16.534071" calcext:value-type="float">
            <text:p>16,534071</text:p>
          </table:table-cell>
          <table:table-cell office:value-type="float" office:value="13.271031" calcext:value-type="float">
            <text:p>13,271031</text:p>
          </table:table-cell>
          <table:table-cell office:value-type="float" office:value="16.954381" calcext:value-type="float">
            <text:p>16,954381</text:p>
          </table:table-cell>
          <table:table-cell office:value-type="float" office:value="16.298638" calcext:value-type="float">
            <text:p>16,298638</text:p>
          </table:table-cell>
          <table:table-cell office:value-type="float" office:value="18.590214" calcext:value-type="float">
            <text:p>18,590214</text:p>
          </table:table-cell>
          <table:table-cell/>
        </table:table-row>
        <table:table-row table:style-name="ro1">
          <table:table-cell table:style-name="ce3"/>
          <table:table-cell office:value-type="float" office:value="15.525942" calcext:value-type="float">
            <text:p>15,525942</text:p>
          </table:table-cell>
          <table:table-cell office:value-type="float" office:value="13.730354" calcext:value-type="float">
            <text:p>13,730354</text:p>
          </table:table-cell>
          <table:table-cell office:value-type="float" office:value="16.453087" calcext:value-type="float">
            <text:p>16,453087</text:p>
          </table:table-cell>
          <table:table-cell office:value-type="float" office:value="16.048899" calcext:value-type="float">
            <text:p>16,048899</text:p>
          </table:table-cell>
          <table:table-cell office:value-type="float" office:value="17.896473" calcext:value-type="float">
            <text:p>17,896473</text:p>
          </table:table-cell>
          <table:table-cell/>
        </table:table-row>
        <table:table-row table:style-name="ro1">
          <table:table-cell table:style-name="ce3"/>
          <table:table-cell office:value-type="float" office:value="16.752734" calcext:value-type="float">
            <text:p>16,752734</text:p>
          </table:table-cell>
          <table:table-cell office:value-type="float" office:value="13.825522" calcext:value-type="float">
            <text:p>13,825522</text:p>
          </table:table-cell>
          <table:table-cell office:value-type="float" office:value="16.387264" calcext:value-type="float">
            <text:p>16,387264</text:p>
          </table:table-cell>
          <table:table-cell office:value-type="float" office:value="16.867862" calcext:value-type="float">
            <text:p>16,867862</text:p>
          </table:table-cell>
          <table:table-cell office:value-type="float" office:value="18.318849" calcext:value-type="float">
            <text:p>18,318849</text:p>
          </table:table-cell>
          <table:table-cell/>
        </table:table-row>
        <table:table-row table:style-name="ro1">
          <table:table-cell table:style-name="ce3"/>
          <table:table-cell office:value-type="float" office:value="16.5715" calcext:value-type="float">
            <text:p>16,5715</text:p>
          </table:table-cell>
          <table:table-cell office:value-type="float" office:value="13.301993" calcext:value-type="float">
            <text:p>13,301993</text:p>
          </table:table-cell>
          <table:table-cell office:value-type="float" office:value="16.359504" calcext:value-type="float">
            <text:p>16,359504</text:p>
          </table:table-cell>
          <table:table-cell office:value-type="float" office:value="17.090897" calcext:value-type="float">
            <text:p>17,090897</text:p>
          </table:table-cell>
          <table:table-cell office:value-type="float" office:value="17.132431" calcext:value-type="float">
            <text:p>17,132431</text:p>
          </table:table-cell>
          <table:table-cell/>
        </table:table-row>
        <table:table-row table:style-name="ro1">
          <table:table-cell table:style-name="ce3"/>
          <table:table-cell office:value-type="float" office:value="15.607451" calcext:value-type="float">
            <text:p>15,607451</text:p>
          </table:table-cell>
          <table:table-cell office:value-type="float" office:value="12.942973" calcext:value-type="float">
            <text:p>12,942973</text:p>
          </table:table-cell>
          <table:table-cell office:value-type="float" office:value="17.434958" calcext:value-type="float">
            <text:p>17,434958</text:p>
          </table:table-cell>
          <table:table-cell office:value-type="float" office:value="17.093199" calcext:value-type="float">
            <text:p>17,093199</text:p>
          </table:table-cell>
          <table:table-cell office:value-type="float" office:value="18.619694" calcext:value-type="float">
            <text:p>18,619694</text:p>
          </table:table-cell>
          <table:table-cell/>
        </table:table-row>
        <table:table-row table:style-name="ro1">
          <table:table-cell table:style-name="ce3"/>
          <table:table-cell office:value-type="float" office:value="16.804773" calcext:value-type="float">
            <text:p>16,804773</text:p>
          </table:table-cell>
          <table:table-cell office:value-type="float" office:value="13.419101" calcext:value-type="float">
            <text:p>13,419101</text:p>
          </table:table-cell>
          <table:table-cell office:value-type="float" office:value="17.561926" calcext:value-type="float">
            <text:p>17,561926</text:p>
          </table:table-cell>
          <table:table-cell office:value-type="float" office:value="16.368334" calcext:value-type="float">
            <text:p>16,368334</text:p>
          </table:table-cell>
          <table:table-cell office:value-type="float" office:value="18.12133" calcext:value-type="float">
            <text:p>18,12133</text:p>
          </table:table-cell>
          <table:table-cell/>
        </table:table-row>
        <table:table-row table:style-name="ro1">
          <table:table-cell table:style-name="ce3"/>
          <table:table-cell office:value-type="float" office:value="15.525053" calcext:value-type="float">
            <text:p>15,525053</text:p>
          </table:table-cell>
          <table:table-cell office:value-type="float" office:value="13.770349" calcext:value-type="float">
            <text:p>13,770349</text:p>
          </table:table-cell>
          <table:table-cell office:value-type="float" office:value="16.923063" calcext:value-type="float">
            <text:p>16,923063</text:p>
          </table:table-cell>
          <table:table-cell office:value-type="float" office:value="16.409851" calcext:value-type="float">
            <text:p>16,409851</text:p>
          </table:table-cell>
          <table:table-cell office:value-type="float" office:value="18.553365" calcext:value-type="float">
            <text:p>18,553365</text:p>
          </table:table-cell>
          <table:table-cell/>
        </table:table-row>
        <table:table-row table:style-name="ro1">
          <table:table-cell table:style-name="ce3"/>
          <table:table-cell office:value-type="float" office:value="15.863689" calcext:value-type="float">
            <text:p>15,863689</text:p>
          </table:table-cell>
          <table:table-cell office:value-type="float" office:value="13.561082" calcext:value-type="float">
            <text:p>13,561082</text:p>
          </table:table-cell>
          <table:table-cell office:value-type="float" office:value="16.89312" calcext:value-type="float">
            <text:p>16,89312</text:p>
          </table:table-cell>
          <table:table-cell office:value-type="float" office:value="16.178701" calcext:value-type="float">
            <text:p>16,178701</text:p>
          </table:table-cell>
          <table:table-cell office:value-type="float" office:value="18.027993" calcext:value-type="float">
            <text:p>18,027993</text:p>
          </table:table-cell>
          <table:table-cell/>
        </table:table-row>
        <table:table-row table:style-name="ro1">
          <table:table-cell table:style-name="ce3"/>
          <table:table-cell office:value-type="float" office:value="16.075817" calcext:value-type="float">
            <text:p>16,075817</text:p>
          </table:table-cell>
          <table:table-cell office:value-type="float" office:value="13.520798" calcext:value-type="float">
            <text:p>13,520798</text:p>
          </table:table-cell>
          <table:table-cell office:value-type="float" office:value="17.787934" calcext:value-type="float">
            <text:p>17,787934</text:p>
          </table:table-cell>
          <table:table-cell office:value-type="float" office:value="16.315616" calcext:value-type="float">
            <text:p>16,315616</text:p>
          </table:table-cell>
          <table:table-cell office:value-type="float" office:value="17.282863" calcext:value-type="float">
            <text:p>17,282863</text:p>
          </table:table-cell>
          <table:table-cell/>
        </table:table-row>
        <table:table-row table:style-name="ro1">
          <table:table-cell table:style-name="ce3"/>
          <table:table-cell office:value-type="float" office:value="16.53604" calcext:value-type="float">
            <text:p>16,53604</text:p>
          </table:table-cell>
          <table:table-cell office:value-type="float" office:value="13.592987" calcext:value-type="float">
            <text:p>13,592987</text:p>
          </table:table-cell>
          <table:table-cell office:value-type="float" office:value="16.765709" calcext:value-type="float">
            <text:p>16,765709</text:p>
          </table:table-cell>
          <table:table-cell office:value-type="float" office:value="16.770087" calcext:value-type="float">
            <text:p>16,770087</text:p>
          </table:table-cell>
          <table:table-cell office:value-type="float" office:value="18.447553" calcext:value-type="float">
            <text:p>18,447553</text:p>
          </table:table-cell>
          <table:table-cell/>
        </table:table-row>
        <table:table-row table:style-name="ro1">
          <table:table-cell table:style-name="ce3"/>
          <table:table-cell office:value-type="float" office:value="15.505179" calcext:value-type="float">
            <text:p>15,505179</text:p>
          </table:table-cell>
          <table:table-cell office:value-type="float" office:value="13.091214" calcext:value-type="float">
            <text:p>13,091214</text:p>
          </table:table-cell>
          <table:table-cell office:value-type="float" office:value="16.593658" calcext:value-type="float">
            <text:p>16,593658</text:p>
          </table:table-cell>
          <table:table-cell office:value-type="float" office:value="16.318153" calcext:value-type="float">
            <text:p>16,318153</text:p>
          </table:table-cell>
          <table:table-cell office:value-type="float" office:value="18.650332" calcext:value-type="float">
            <text:p>18,650332</text:p>
          </table:table-cell>
          <table:table-cell/>
        </table:table-row>
        <table:table-row table:style-name="ro1">
          <table:table-cell table:style-name="ce3"/>
          <table:table-cell office:value-type="float" office:value="16.468994" calcext:value-type="float">
            <text:p>16,468994</text:p>
          </table:table-cell>
          <table:table-cell office:value-type="float" office:value="13.240183" calcext:value-type="float">
            <text:p>13,240183</text:p>
          </table:table-cell>
          <table:table-cell office:value-type="float" office:value="17.200161" calcext:value-type="float">
            <text:p>17,200161</text:p>
          </table:table-cell>
          <table:table-cell office:value-type="float" office:value="17.062365" calcext:value-type="float">
            <text:p>17,062365</text:p>
          </table:table-cell>
          <table:table-cell office:value-type="float" office:value="17.934021" calcext:value-type="float">
            <text:p>17,934021</text:p>
          </table:table-cell>
          <table:table-cell/>
        </table:table-row>
        <table:table-row table:style-name="ro1">
          <table:table-cell table:style-name="ce3"/>
          <table:table-cell office:value-type="float" office:value="15.538292" calcext:value-type="float">
            <text:p>15,538292</text:p>
          </table:table-cell>
          <table:table-cell office:value-type="float" office:value="13.824637" calcext:value-type="float">
            <text:p>13,824637</text:p>
          </table:table-cell>
          <table:table-cell office:value-type="float" office:value="17.578463" calcext:value-type="float">
            <text:p>17,578463</text:p>
          </table:table-cell>
          <table:table-cell office:value-type="float" office:value="17.061821" calcext:value-type="float">
            <text:p>17,061821</text:p>
          </table:table-cell>
          <table:table-cell office:value-type="float" office:value="17.374114" calcext:value-type="float">
            <text:p>17,374114</text:p>
          </table:table-cell>
          <table:table-cell/>
        </table:table-row>
        <table:table-row table:style-name="ro1">
          <table:table-cell table:style-name="ce3"/>
          <table:table-cell office:value-type="float" office:value="15.953496" calcext:value-type="float">
            <text:p>15,953496</text:p>
          </table:table-cell>
          <table:table-cell office:value-type="float" office:value="13.496225" calcext:value-type="float">
            <text:p>13,496225</text:p>
          </table:table-cell>
          <table:table-cell office:value-type="float" office:value="17.140899" calcext:value-type="float">
            <text:p>17,140899</text:p>
          </table:table-cell>
          <table:table-cell office:value-type="float" office:value="17.08721" calcext:value-type="float">
            <text:p>17,08721</text:p>
          </table:table-cell>
          <table:table-cell office:value-type="float" office:value="17.535056" calcext:value-type="float">
            <text:p>17,535056</text:p>
          </table:table-cell>
          <table:table-cell/>
        </table:table-row>
        <table:table-row table:style-name="ro1">
          <table:table-cell table:style-name="ce3"/>
          <table:table-cell office:value-type="float" office:value="16.27233" calcext:value-type="float">
            <text:p>16,27233</text:p>
          </table:table-cell>
          <table:table-cell office:value-type="float" office:value="13.562143" calcext:value-type="float">
            <text:p>13,562143</text:p>
          </table:table-cell>
          <table:table-cell office:value-type="float" office:value="17.049753" calcext:value-type="float">
            <text:p>17,049753</text:p>
          </table:table-cell>
          <table:table-cell office:value-type="float" office:value="16.25946" calcext:value-type="float">
            <text:p>16,25946</text:p>
          </table:table-cell>
          <table:table-cell office:value-type="float" office:value="18.622981" calcext:value-type="float">
            <text:p>18,622981</text:p>
          </table:table-cell>
          <table:table-cell/>
        </table:table-row>
        <table:table-row table:style-name="ro1">
          <table:table-cell table:style-name="ce3"/>
          <table:table-cell office:value-type="float" office:value="16.306088" calcext:value-type="float">
            <text:p>16,306088</text:p>
          </table:table-cell>
          <table:table-cell office:value-type="float" office:value="13.59855" calcext:value-type="float">
            <text:p>13,59855</text:p>
          </table:table-cell>
          <table:table-cell office:value-type="float" office:value="16.443862" calcext:value-type="float">
            <text:p>16,443862</text:p>
          </table:table-cell>
          <table:table-cell office:value-type="float" office:value="16.646399" calcext:value-type="float">
            <text:p>16,646399</text:p>
          </table:table-cell>
          <table:table-cell office:value-type="float" office:value="18.464386" calcext:value-type="float">
            <text:p>18,464386</text:p>
          </table:table-cell>
          <table:table-cell/>
        </table:table-row>
        <table:table-row table:style-name="ro1">
          <table:table-cell table:style-name="ce3"/>
          <table:table-cell office:value-type="float" office:value="16.443737" calcext:value-type="float">
            <text:p>16,443737</text:p>
          </table:table-cell>
          <table:table-cell office:value-type="float" office:value="13.848088" calcext:value-type="float">
            <text:p>13,848088</text:p>
          </table:table-cell>
          <table:table-cell office:value-type="float" office:value="16.859306" calcext:value-type="float">
            <text:p>16,859306</text:p>
          </table:table-cell>
          <table:table-cell office:value-type="float" office:value="17.0423" calcext:value-type="float">
            <text:p>17,0423</text:p>
          </table:table-cell>
          <table:table-cell office:value-type="float" office:value="17.382563" calcext:value-type="float">
            <text:p>17,382563</text:p>
          </table:table-cell>
          <table:table-cell/>
        </table:table-row>
        <table:table-row table:style-name="ro1">
          <table:table-cell table:style-name="ce3"/>
          <table:table-cell office:value-type="float" office:value="15.642543" calcext:value-type="float">
            <text:p>15,642543</text:p>
          </table:table-cell>
          <table:table-cell office:value-type="float" office:value="12.964564" calcext:value-type="float">
            <text:p>12,964564</text:p>
          </table:table-cell>
          <table:table-cell office:value-type="float" office:value="16.907036" calcext:value-type="float">
            <text:p>16,907036</text:p>
          </table:table-cell>
          <table:table-cell office:value-type="float" office:value="16.116247" calcext:value-type="float">
            <text:p>16,116247</text:p>
          </table:table-cell>
          <table:table-cell office:value-type="float" office:value="18.66758" calcext:value-type="float">
            <text:p>18,66758</text:p>
          </table:table-cell>
          <table:table-cell/>
        </table:table-row>
        <table:table-row table:style-name="ro1">
          <table:table-cell table:style-name="ce3"/>
          <table:table-cell office:value-type="float" office:value="16.472933" calcext:value-type="float">
            <text:p>16,472933</text:p>
          </table:table-cell>
          <table:table-cell office:value-type="float" office:value="12.962664" calcext:value-type="float">
            <text:p>12,962664</text:p>
          </table:table-cell>
          <table:table-cell office:value-type="float" office:value="17.594058" calcext:value-type="float">
            <text:p>17,594058</text:p>
          </table:table-cell>
          <table:table-cell office:value-type="float" office:value="16.311489" calcext:value-type="float">
            <text:p>16,311489</text:p>
          </table:table-cell>
          <table:table-cell office:value-type="float" office:value="17.956037" calcext:value-type="float">
            <text:p>17,956037</text:p>
          </table:table-cell>
          <table:table-cell/>
        </table:table-row>
        <table:table-row table:style-name="ro1">
          <table:table-cell table:style-name="ce3"/>
          <table:table-cell office:value-type="float" office:value="15.344606" calcext:value-type="float">
            <text:p>15,344606</text:p>
          </table:table-cell>
          <table:table-cell office:value-type="float" office:value="13.450259" calcext:value-type="float">
            <text:p>13,450259</text:p>
          </table:table-cell>
          <table:table-cell office:value-type="float" office:value="17.197264" calcext:value-type="float">
            <text:p>17,197264</text:p>
          </table:table-cell>
          <table:table-cell office:value-type="float" office:value="16.868457" calcext:value-type="float">
            <text:p>16,868457</text:p>
          </table:table-cell>
          <table:table-cell office:value-type="float" office:value="18.608529" calcext:value-type="float">
            <text:p>18,608529</text:p>
          </table:table-cell>
          <table:table-cell/>
        </table:table-row>
        <table:table-row table:style-name="ro1">
          <table:table-cell table:style-name="ce3"/>
          <table:table-cell office:value-type="float" office:value="16.073168" calcext:value-type="float">
            <text:p>16,073168</text:p>
          </table:table-cell>
          <table:table-cell office:value-type="float" office:value="13.20991" calcext:value-type="float">
            <text:p>13,20991</text:p>
          </table:table-cell>
          <table:table-cell office:value-type="float" office:value="16.547133" calcext:value-type="float">
            <text:p>16,547133</text:p>
          </table:table-cell>
          <table:table-cell office:value-type="float" office:value="17.099159" calcext:value-type="float">
            <text:p>17,099159</text:p>
          </table:table-cell>
          <table:table-cell office:value-type="float" office:value="17.314436" calcext:value-type="float">
            <text:p>17,314436</text:p>
          </table:table-cell>
          <table:table-cell/>
        </table:table-row>
        <table:table-row table:style-name="ro1">
          <table:table-cell table:style-name="ce3"/>
          <table:table-cell office:value-type="float" office:value="16.397589" calcext:value-type="float">
            <text:p>16,397589</text:p>
          </table:table-cell>
          <table:table-cell office:value-type="float" office:value="13.611657" calcext:value-type="float">
            <text:p>13,611657</text:p>
          </table:table-cell>
          <table:table-cell office:value-type="float" office:value="17.318209" calcext:value-type="float">
            <text:p>17,318209</text:p>
          </table:table-cell>
          <table:table-cell office:value-type="float" office:value="16.644379" calcext:value-type="float">
            <text:p>16,644379</text:p>
          </table:table-cell>
          <table:table-cell office:value-type="float" office:value="17.49028" calcext:value-type="float">
            <text:p>17,49028</text:p>
          </table:table-cell>
          <table:table-cell/>
        </table:table-row>
        <table:table-row table:style-name="ro1">
          <table:table-cell table:style-name="ce3"/>
          <table:table-cell office:value-type="float" office:value="15.299785" calcext:value-type="float">
            <text:p>15,299785</text:p>
          </table:table-cell>
          <table:table-cell office:value-type="float" office:value="12.971816" calcext:value-type="float">
            <text:p>12,971816</text:p>
          </table:table-cell>
          <table:table-cell office:value-type="float" office:value="17.962425" calcext:value-type="float">
            <text:p>17,962425</text:p>
          </table:table-cell>
          <table:table-cell office:value-type="float" office:value="16.606857" calcext:value-type="float">
            <text:p>16,606857</text:p>
          </table:table-cell>
          <table:table-cell office:value-type="float" office:value="18.072046" calcext:value-type="float">
            <text:p>18,072046</text:p>
          </table:table-cell>
          <table:table-cell/>
        </table:table-row>
        <table:table-row table:style-name="ro1">
          <table:table-cell table:style-name="ce3"/>
          <table:table-cell office:value-type="float" office:value="15.816339" calcext:value-type="float">
            <text:p>15,816339</text:p>
          </table:table-cell>
          <table:table-cell office:value-type="float" office:value="13.134152" calcext:value-type="float">
            <text:p>13,134152</text:p>
          </table:table-cell>
          <table:table-cell office:value-type="float" office:value="17.239731" calcext:value-type="float">
            <text:p>17,239731</text:p>
          </table:table-cell>
          <table:table-cell office:value-type="float" office:value="17.166861" calcext:value-type="float">
            <text:p>17,166861</text:p>
          </table:table-cell>
          <table:table-cell office:value-type="float" office:value="17.735589" calcext:value-type="float">
            <text:p>17,735589</text:p>
          </table:table-cell>
          <table:table-cell/>
        </table:table-row>
        <table:table-row table:style-name="ro1">
          <table:table-cell table:style-name="ce3"/>
          <table:table-cell office:value-type="float" office:value="15.826418" calcext:value-type="float">
            <text:p>15,826418</text:p>
          </table:table-cell>
          <table:table-cell office:value-type="float" office:value="13.391357" calcext:value-type="float">
            <text:p>13,391357</text:p>
          </table:table-cell>
          <table:table-cell office:value-type="float" office:value="16.66947" calcext:value-type="float">
            <text:p>16,66947</text:p>
          </table:table-cell>
          <table:table-cell office:value-type="float" office:value="16.894264" calcext:value-type="float">
            <text:p>16,894264</text:p>
          </table:table-cell>
          <table:table-cell office:value-type="float" office:value="17.787409" calcext:value-type="float">
            <text:p>17,787409</text:p>
          </table:table-cell>
          <table:table-cell/>
        </table:table-row>
        <table:table-row table:style-name="ro1">
          <table:table-cell table:style-name="ce3"/>
          <table:table-cell office:value-type="float" office:value="15.766026" calcext:value-type="float">
            <text:p>15,766026</text:p>
          </table:table-cell>
          <table:table-cell office:value-type="float" office:value="13.457708" calcext:value-type="float">
            <text:p>13,457708</text:p>
          </table:table-cell>
          <table:table-cell office:value-type="float" office:value="17.967596" calcext:value-type="float">
            <text:p>17,967596</text:p>
          </table:table-cell>
          <table:table-cell office:value-type="float" office:value="16.293551" calcext:value-type="float">
            <text:p>16,293551</text:p>
          </table:table-cell>
          <table:table-cell office:value-type="float" office:value="18.880906" calcext:value-type="float">
            <text:p>18,880906</text:p>
          </table:table-cell>
          <table:table-cell/>
        </table:table-row>
        <table:table-row table:style-name="ro1">
          <table:table-cell table:style-name="ce3"/>
          <table:table-cell office:value-type="float" office:value="15.168919" calcext:value-type="float">
            <text:p>15,168919</text:p>
          </table:table-cell>
          <table:table-cell office:value-type="float" office:value="13.040835" calcext:value-type="float">
            <text:p>13,040835</text:p>
          </table:table-cell>
          <table:table-cell office:value-type="float" office:value="17.870061" calcext:value-type="float">
            <text:p>17,870061</text:p>
          </table:table-cell>
          <table:table-cell office:value-type="float" office:value="17.142966" calcext:value-type="float">
            <text:p>17,142966</text:p>
          </table:table-cell>
          <table:table-cell office:value-type="float" office:value="17.864504" calcext:value-type="float">
            <text:p>17,864504</text:p>
          </table:table-cell>
          <table:table-cell/>
        </table:table-row>
        <table:table-row table:style-name="ro1">
          <table:table-cell table:style-name="ce3"/>
          <table:table-cell office:value-type="float" office:value="15.178217" calcext:value-type="float">
            <text:p>15,178217</text:p>
          </table:table-cell>
          <table:table-cell office:value-type="float" office:value="13.342603" calcext:value-type="float">
            <text:p>13,342603</text:p>
          </table:table-cell>
          <table:table-cell office:value-type="float" office:value="17.30022" calcext:value-type="float">
            <text:p>17,30022</text:p>
          </table:table-cell>
          <table:table-cell office:value-type="float" office:value="16.59311" calcext:value-type="float">
            <text:p>16,59311</text:p>
          </table:table-cell>
          <table:table-cell office:value-type="float" office:value="18.793773" calcext:value-type="float">
            <text:p>18,793773</text:p>
          </table:table-cell>
          <table:table-cell/>
        </table:table-row>
        <table:table-row table:style-name="ro1">
          <table:table-cell table:style-name="ce3"/>
          <table:table-cell office:value-type="float" office:value="15.570196" calcext:value-type="float">
            <text:p>15,570196</text:p>
          </table:table-cell>
          <table:table-cell office:value-type="float" office:value="13.748383" calcext:value-type="float">
            <text:p>13,748383</text:p>
          </table:table-cell>
          <table:table-cell office:value-type="float" office:value="17.858035" calcext:value-type="float">
            <text:p>17,858035</text:p>
          </table:table-cell>
          <table:table-cell office:value-type="float" office:value="16.464891" calcext:value-type="float">
            <text:p>16,464891</text:p>
          </table:table-cell>
          <table:table-cell office:value-type="float" office:value="17.215673" calcext:value-type="float">
            <text:p>17,215673</text:p>
          </table:table-cell>
          <table:table-cell/>
        </table:table-row>
        <table:table-row table:style-name="ro1">
          <table:table-cell table:style-name="ce3"/>
          <table:table-cell office:value-type="float" office:value="16.186991" calcext:value-type="float">
            <text:p>16,186991</text:p>
          </table:table-cell>
          <table:table-cell office:value-type="float" office:value="13.233897" calcext:value-type="float">
            <text:p>13,233897</text:p>
          </table:table-cell>
          <table:table-cell office:value-type="float" office:value="16.572509" calcext:value-type="float">
            <text:p>16,572509</text:p>
          </table:table-cell>
          <table:table-cell office:value-type="float" office:value="16.552118" calcext:value-type="float">
            <text:p>16,552118</text:p>
          </table:table-cell>
          <table:table-cell office:value-type="float" office:value="17.816946" calcext:value-type="float">
            <text:p>17,816946</text:p>
          </table:table-cell>
          <table:table-cell/>
        </table:table-row>
        <table:table-row table:style-name="ro1">
          <table:table-cell table:style-name="ce3"/>
          <table:table-cell office:value-type="float" office:value="16.331563" calcext:value-type="float">
            <text:p>16,331563</text:p>
          </table:table-cell>
          <table:table-cell office:value-type="float" office:value="12.97465" calcext:value-type="float">
            <text:p>12,97465</text:p>
          </table:table-cell>
          <table:table-cell office:value-type="float" office:value="17.321859" calcext:value-type="float">
            <text:p>17,321859</text:p>
          </table:table-cell>
          <table:table-cell office:value-type="float" office:value="16.293837" calcext:value-type="float">
            <text:p>16,293837</text:p>
          </table:table-cell>
          <table:table-cell office:value-type="float" office:value="18.800636" calcext:value-type="float">
            <text:p>18,800636</text:p>
          </table:table-cell>
          <table:table-cell/>
        </table:table-row>
        <table:table-row table:style-name="ro1">
          <table:table-cell table:style-name="ce3"/>
          <table:table-cell office:value-type="float" office:value="15.683732" calcext:value-type="float">
            <text:p>15,683732</text:p>
          </table:table-cell>
          <table:table-cell office:value-type="float" office:value="12.987392" calcext:value-type="float">
            <text:p>12,987392</text:p>
          </table:table-cell>
          <table:table-cell office:value-type="float" office:value="16.989848" calcext:value-type="float">
            <text:p>16,989848</text:p>
          </table:table-cell>
          <table:table-cell office:value-type="float" office:value="16.143104" calcext:value-type="float">
            <text:p>16,143104</text:p>
          </table:table-cell>
          <table:table-cell office:value-type="float" office:value="17.799415" calcext:value-type="float">
            <text:p>17,799415</text:p>
          </table:table-cell>
          <table:table-cell/>
        </table:table-row>
        <table:table-row table:style-name="ro1">
          <table:table-cell table:style-name="ce3"/>
          <table:table-cell office:value-type="float" office:value="15.680723" calcext:value-type="float">
            <text:p>15,680723</text:p>
          </table:table-cell>
          <table:table-cell office:value-type="float" office:value="13.127256" calcext:value-type="float">
            <text:p>13,127256</text:p>
          </table:table-cell>
          <table:table-cell office:value-type="float" office:value="16.620542" calcext:value-type="float">
            <text:p>16,620542</text:p>
          </table:table-cell>
          <table:table-cell office:value-type="float" office:value="16.53907" calcext:value-type="float">
            <text:p>16,53907</text:p>
          </table:table-cell>
          <table:table-cell office:value-type="float" office:value="17.880516" calcext:value-type="float">
            <text:p>17,880516</text:p>
          </table:table-cell>
          <table:table-cell/>
        </table:table-row>
        <table:table-row table:style-name="ro1">
          <table:table-cell table:style-name="ce3"/>
          <table:table-cell office:value-type="float" office:value="16.069276" calcext:value-type="float">
            <text:p>16,069276</text:p>
          </table:table-cell>
          <table:table-cell office:value-type="float" office:value="13.052592" calcext:value-type="float">
            <text:p>13,052592</text:p>
          </table:table-cell>
          <table:table-cell office:value-type="float" office:value="16.476724" calcext:value-type="float">
            <text:p>16,476724</text:p>
          </table:table-cell>
          <table:table-cell office:value-type="float" office:value="16.326572" calcext:value-type="float">
            <text:p>16,326572</text:p>
          </table:table-cell>
          <table:table-cell office:value-type="float" office:value="17.342851" calcext:value-type="float">
            <text:p>17,342851</text:p>
          </table:table-cell>
          <table:table-cell/>
        </table:table-row>
        <table:table-row table:style-name="ro1">
          <table:table-cell table:style-name="ce3"/>
          <table:table-cell office:value-type="float" office:value="15.326014" calcext:value-type="float">
            <text:p>15,326014</text:p>
          </table:table-cell>
          <table:table-cell office:value-type="float" office:value="13.568045" calcext:value-type="float">
            <text:p>13,568045</text:p>
          </table:table-cell>
          <table:table-cell office:value-type="float" office:value="17.799101" calcext:value-type="float">
            <text:p>17,799101</text:p>
          </table:table-cell>
          <table:table-cell office:value-type="float" office:value="16.976046" calcext:value-type="float">
            <text:p>16,976046</text:p>
          </table:table-cell>
          <table:table-cell office:value-type="float" office:value="17.555964" calcext:value-type="float">
            <text:p>17,555964</text:p>
          </table:table-cell>
          <table:table-cell/>
        </table:table-row>
        <table:table-row table:style-name="ro1">
          <table:table-cell table:style-name="ce3"/>
          <table:table-cell office:value-type="float" office:value="16.511666" calcext:value-type="float">
            <text:p>16,511666</text:p>
          </table:table-cell>
          <table:table-cell office:value-type="float" office:value="13.041768" calcext:value-type="float">
            <text:p>13,041768</text:p>
          </table:table-cell>
          <table:table-cell office:value-type="float" office:value="17.521601" calcext:value-type="float">
            <text:p>17,521601</text:p>
          </table:table-cell>
          <table:table-cell office:value-type="float" office:value="16.195246" calcext:value-type="float">
            <text:p>16,195246</text:p>
          </table:table-cell>
          <table:table-cell office:value-type="float" office:value="18.205351" calcext:value-type="float">
            <text:p>18,205351</text:p>
          </table:table-cell>
          <table:table-cell/>
        </table:table-row>
        <table:table-row table:style-name="ro1">
          <table:table-cell table:style-name="ce3"/>
          <table:table-cell office:value-type="float" office:value="15.249656" calcext:value-type="float">
            <text:p>15,249656</text:p>
          </table:table-cell>
          <table:table-cell office:value-type="float" office:value="12.935339" calcext:value-type="float">
            <text:p>12,935339</text:p>
          </table:table-cell>
          <table:table-cell office:value-type="float" office:value="17.895835" calcext:value-type="float">
            <text:p>17,895835</text:p>
          </table:table-cell>
          <table:table-cell office:value-type="float" office:value="16.636312" calcext:value-type="float">
            <text:p>16,636312</text:p>
          </table:table-cell>
          <table:table-cell office:value-type="float" office:value="17.879676" calcext:value-type="float">
            <text:p>17,879676</text:p>
          </table:table-cell>
          <table:table-cell/>
        </table:table-row>
        <table:table-row table:style-name="ro1">
          <table:table-cell table:style-name="ce3"/>
          <table:table-cell office:value-type="float" office:value="15.30967" calcext:value-type="float">
            <text:p>15,30967</text:p>
          </table:table-cell>
          <table:table-cell office:value-type="float" office:value="12.972232" calcext:value-type="float">
            <text:p>12,972232</text:p>
          </table:table-cell>
          <table:table-cell office:value-type="float" office:value="17.665622" calcext:value-type="float">
            <text:p>17,665622</text:p>
          </table:table-cell>
          <table:table-cell office:value-type="float" office:value="16.237176" calcext:value-type="float">
            <text:p>16,237176</text:p>
          </table:table-cell>
          <table:table-cell office:value-type="float" office:value="18.537439" calcext:value-type="float">
            <text:p>18,537439</text:p>
          </table:table-cell>
          <table:table-cell/>
        </table:table-row>
        <table:table-row table:style-name="ro1">
          <table:table-cell table:style-name="ce3"/>
          <table:table-cell office:value-type="float" office:value="16.426882" calcext:value-type="float">
            <text:p>16,426882</text:p>
          </table:table-cell>
          <table:table-cell office:value-type="float" office:value="13.829465" calcext:value-type="float">
            <text:p>13,829465</text:p>
          </table:table-cell>
          <table:table-cell office:value-type="float" office:value="17.463564" calcext:value-type="float">
            <text:p>17,463564</text:p>
          </table:table-cell>
          <table:table-cell office:value-type="float" office:value="16.02176" calcext:value-type="float">
            <text:p>16,02176</text:p>
          </table:table-cell>
          <table:table-cell office:value-type="float" office:value="18.375927" calcext:value-type="float">
            <text:p>18,375927</text:p>
          </table:table-cell>
          <table:table-cell/>
        </table:table-row>
        <table:table-row table:style-name="ro1">
          <table:table-cell table:style-name="ce3"/>
          <table:table-cell office:value-type="float" office:value="15.776779" calcext:value-type="float">
            <text:p>15,776779</text:p>
          </table:table-cell>
          <table:table-cell office:value-type="float" office:value="13.561274" calcext:value-type="float">
            <text:p>13,561274</text:p>
          </table:table-cell>
          <table:table-cell office:value-type="float" office:value="16.743651" calcext:value-type="float">
            <text:p>16,743651</text:p>
          </table:table-cell>
          <table:table-cell office:value-type="float" office:value="16.14278" calcext:value-type="float">
            <text:p>16,14278</text:p>
          </table:table-cell>
          <table:table-cell office:value-type="float" office:value="17.328605" calcext:value-type="float">
            <text:p>17,328605</text:p>
          </table:table-cell>
          <table:table-cell/>
        </table:table-row>
        <table:table-row table:style-name="ro1">
          <table:table-cell table:style-name="ce3"/>
          <table:table-cell office:value-type="float" office:value="15.872777" calcext:value-type="float">
            <text:p>15,872777</text:p>
          </table:table-cell>
          <table:table-cell office:value-type="float" office:value="13.08661" calcext:value-type="float">
            <text:p>13,08661</text:p>
          </table:table-cell>
          <table:table-cell office:value-type="float" office:value="17.338035" calcext:value-type="float">
            <text:p>17,338035</text:p>
          </table:table-cell>
          <table:table-cell office:value-type="float" office:value="16.870652" calcext:value-type="float">
            <text:p>16,870652</text:p>
          </table:table-cell>
          <table:table-cell office:value-type="float" office:value="18.255151" calcext:value-type="float">
            <text:p>18,255151</text:p>
          </table:table-cell>
          <table:table-cell/>
        </table:table-row>
        <table:table-row table:style-name="ro1">
          <table:table-cell table:style-name="ce3"/>
          <table:table-cell office:value-type="float" office:value="15.854706" calcext:value-type="float">
            <text:p>15,854706</text:p>
          </table:table-cell>
          <table:table-cell office:value-type="float" office:value="13.043625" calcext:value-type="float">
            <text:p>13,043625</text:p>
          </table:table-cell>
          <table:table-cell office:value-type="float" office:value="16.976294" calcext:value-type="float">
            <text:p>16,976294</text:p>
          </table:table-cell>
          <table:table-cell office:value-type="float" office:value="16.94997" calcext:value-type="float">
            <text:p>16,94997</text:p>
          </table:table-cell>
          <table:table-cell office:value-type="float" office:value="18.085746" calcext:value-type="float">
            <text:p>18,085746</text:p>
          </table:table-cell>
          <table:table-cell/>
        </table:table-row>
        <table:table-row table:style-name="ro1">
          <table:table-cell table:style-name="ce3"/>
          <table:table-cell office:value-type="float" office:value="15.906356" calcext:value-type="float">
            <text:p>15,906356</text:p>
          </table:table-cell>
          <table:table-cell office:value-type="float" office:value="13.313155" calcext:value-type="float">
            <text:p>13,313155</text:p>
          </table:table-cell>
          <table:table-cell office:value-type="float" office:value="16.684781" calcext:value-type="float">
            <text:p>16,684781</text:p>
          </table:table-cell>
          <table:table-cell office:value-type="float" office:value="16.78354" calcext:value-type="float">
            <text:p>16,78354</text:p>
          </table:table-cell>
          <table:table-cell office:value-type="float" office:value="18.634567" calcext:value-type="float">
            <text:p>18,634567</text:p>
          </table:table-cell>
          <table:table-cell/>
        </table:table-row>
        <table:table-row table:style-name="ro1">
          <table:table-cell table:style-name="ce3"/>
          <table:table-cell office:value-type="float" office:value="16.387304" calcext:value-type="float">
            <text:p>16,387304</text:p>
          </table:table-cell>
          <table:table-cell office:value-type="float" office:value="12.995294" calcext:value-type="float">
            <text:p>12,995294</text:p>
          </table:table-cell>
          <table:table-cell office:value-type="float" office:value="16.904976" calcext:value-type="float">
            <text:p>16,904976</text:p>
          </table:table-cell>
          <table:table-cell office:value-type="float" office:value="16.696449" calcext:value-type="float">
            <text:p>16,696449</text:p>
          </table:table-cell>
          <table:table-cell office:value-type="float" office:value="17.225282" calcext:value-type="float">
            <text:p>17,225282</text:p>
          </table:table-cell>
          <table:table-cell/>
        </table:table-row>
        <table:table-row table:style-name="ro1">
          <table:table-cell table:style-name="ce3"/>
          <table:table-cell office:value-type="float" office:value="15.573259" calcext:value-type="float">
            <text:p>15,573259</text:p>
          </table:table-cell>
          <table:table-cell office:value-type="float" office:value="13.176933" calcext:value-type="float">
            <text:p>13,176933</text:p>
          </table:table-cell>
          <table:table-cell office:value-type="float" office:value="17.472038" calcext:value-type="float">
            <text:p>17,472038</text:p>
          </table:table-cell>
          <table:table-cell office:value-type="float" office:value="16.564827" calcext:value-type="float">
            <text:p>16,564827</text:p>
          </table:table-cell>
          <table:table-cell office:value-type="float" office:value="17.666059" calcext:value-type="float">
            <text:p>17,666059</text:p>
          </table:table-cell>
          <table:table-cell/>
        </table:table-row>
        <table:table-row table:style-name="ro1">
          <table:table-cell table:style-name="ce3"/>
          <table:table-cell office:value-type="float" office:value="16.887875" calcext:value-type="float">
            <text:p>16,887875</text:p>
          </table:table-cell>
          <table:table-cell office:value-type="float" office:value="13.804577" calcext:value-type="float">
            <text:p>13,804577</text:p>
          </table:table-cell>
          <table:table-cell office:value-type="float" office:value="16.898405" calcext:value-type="float">
            <text:p>16,898405</text:p>
          </table:table-cell>
          <table:table-cell office:value-type="float" office:value="16.780512" calcext:value-type="float">
            <text:p>16,780512</text:p>
          </table:table-cell>
          <table:table-cell office:value-type="float" office:value="17.4409" calcext:value-type="float">
            <text:p>17,4409</text:p>
          </table:table-cell>
          <table:table-cell/>
        </table:table-row>
        <table:table-row table:style-name="ro1">
          <table:table-cell table:style-name="ce3"/>
          <table:table-cell office:value-type="float" office:value="16.726279" calcext:value-type="float">
            <text:p>16,726279</text:p>
          </table:table-cell>
          <table:table-cell office:value-type="float" office:value="12.935212" calcext:value-type="float">
            <text:p>12,935212</text:p>
          </table:table-cell>
          <table:table-cell office:value-type="float" office:value="16.791131" calcext:value-type="float">
            <text:p>16,791131</text:p>
          </table:table-cell>
          <table:table-cell office:value-type="float" office:value="16.489897" calcext:value-type="float">
            <text:p>16,489897</text:p>
          </table:table-cell>
          <table:table-cell office:value-type="float" office:value="17.495861" calcext:value-type="float">
            <text:p>17,495861</text:p>
          </table:table-cell>
          <table:table-cell/>
        </table:table-row>
        <table:table-row table:style-name="ro1">
          <table:table-cell table:style-name="ce3"/>
          <table:table-cell office:value-type="float" office:value="16.040699" calcext:value-type="float">
            <text:p>16,040699</text:p>
          </table:table-cell>
          <table:table-cell office:value-type="float" office:value="13.108367" calcext:value-type="float">
            <text:p>13,108367</text:p>
          </table:table-cell>
          <table:table-cell office:value-type="float" office:value="17.454313" calcext:value-type="float">
            <text:p>17,454313</text:p>
          </table:table-cell>
          <table:table-cell office:value-type="float" office:value="16.664388" calcext:value-type="float">
            <text:p>16,664388</text:p>
          </table:table-cell>
          <table:table-cell office:value-type="float" office:value="18.382779" calcext:value-type="float">
            <text:p>18,382779</text:p>
          </table:table-cell>
          <table:table-cell/>
        </table:table-row>
        <table:table-row table:style-name="ro1">
          <table:table-cell table:style-name="ce3"/>
          <table:table-cell office:value-type="float" office:value="16.356482" calcext:value-type="float">
            <text:p>16,356482</text:p>
          </table:table-cell>
          <table:table-cell office:value-type="float" office:value="12.879373" calcext:value-type="float">
            <text:p>12,879373</text:p>
          </table:table-cell>
          <table:table-cell office:value-type="float" office:value="16.750557" calcext:value-type="float">
            <text:p>16,750557</text:p>
          </table:table-cell>
          <table:table-cell office:value-type="float" office:value="16.258013" calcext:value-type="float">
            <text:p>16,258013</text:p>
          </table:table-cell>
          <table:table-cell office:value-type="float" office:value="18.627759" calcext:value-type="float">
            <text:p>18,627759</text:p>
          </table:table-cell>
          <table:table-cell/>
        </table:table-row>
        <table:table-row table:style-name="ro1">
          <table:table-cell table:style-name="ce3"/>
          <table:table-cell office:value-type="float" office:value="15.175148" calcext:value-type="float">
            <text:p>15,175148</text:p>
          </table:table-cell>
          <table:table-cell office:value-type="float" office:value="13.245967" calcext:value-type="float">
            <text:p>13,245967</text:p>
          </table:table-cell>
          <table:table-cell office:value-type="float" office:value="17.362942" calcext:value-type="float">
            <text:p>17,362942</text:p>
          </table:table-cell>
          <table:table-cell office:value-type="float" office:value="16.575419" calcext:value-type="float">
            <text:p>16,575419</text:p>
          </table:table-cell>
          <table:table-cell office:value-type="float" office:value="18.321" calcext:value-type="float">
            <text:p>18,321</text:p>
          </table:table-cell>
          <table:table-cell/>
        </table:table-row>
        <table:table-row table:style-name="ro1">
          <table:table-cell table:style-name="ce3"/>
          <table:table-cell office:value-type="float" office:value="16.772871" calcext:value-type="float">
            <text:p>16,772871</text:p>
          </table:table-cell>
          <table:table-cell office:value-type="float" office:value="13.111569" calcext:value-type="float">
            <text:p>13,111569</text:p>
          </table:table-cell>
          <table:table-cell office:value-type="float" office:value="17.673912" calcext:value-type="float">
            <text:p>17,673912</text:p>
          </table:table-cell>
          <table:table-cell office:value-type="float" office:value="17.156071" calcext:value-type="float">
            <text:p>17,156071</text:p>
          </table:table-cell>
          <table:table-cell office:value-type="float" office:value="18.378921" calcext:value-type="float">
            <text:p>18,378921</text:p>
          </table:table-cell>
          <table:table-cell/>
        </table:table-row>
        <table:table-row table:style-name="ro1">
          <table:table-cell table:style-name="ce3"/>
          <table:table-cell office:value-type="float" office:value="15.645931" calcext:value-type="float">
            <text:p>15,645931</text:p>
          </table:table-cell>
          <table:table-cell office:value-type="float" office:value="13.438417" calcext:value-type="float">
            <text:p>13,438417</text:p>
          </table:table-cell>
          <table:table-cell office:value-type="float" office:value="16.717248" calcext:value-type="float">
            <text:p>16,717248</text:p>
          </table:table-cell>
          <table:table-cell office:value-type="float" office:value="16.885772" calcext:value-type="float">
            <text:p>16,885772</text:p>
          </table:table-cell>
          <table:table-cell office:value-type="float" office:value="17.201627" calcext:value-type="float">
            <text:p>17,201627</text:p>
          </table:table-cell>
          <table:table-cell/>
        </table:table-row>
        <table:table-row table:style-name="ro1">
          <table:table-cell table:style-name="ce3"/>
          <table:table-cell office:value-type="float" office:value="15.59013" calcext:value-type="float">
            <text:p>15,59013</text:p>
          </table:table-cell>
          <table:table-cell office:value-type="float" office:value="13.753082" calcext:value-type="float">
            <text:p>13,753082</text:p>
          </table:table-cell>
          <table:table-cell office:value-type="float" office:value="17.296332" calcext:value-type="float">
            <text:p>17,296332</text:p>
          </table:table-cell>
          <table:table-cell office:value-type="float" office:value="16.326824" calcext:value-type="float">
            <text:p>16,326824</text:p>
          </table:table-cell>
          <table:table-cell office:value-type="float" office:value="17.636992" calcext:value-type="float">
            <text:p>17,636992</text:p>
          </table:table-cell>
          <table:table-cell/>
        </table:table-row>
        <table:table-row table:style-name="ro1">
          <table:table-cell table:style-name="ce3"/>
          <table:table-cell office:value-type="float" office:value="15.776513" calcext:value-type="float">
            <text:p>15,776513</text:p>
          </table:table-cell>
          <table:table-cell office:value-type="float" office:value="13.609618" calcext:value-type="float">
            <text:p>13,609618</text:p>
          </table:table-cell>
          <table:table-cell office:value-type="float" office:value="17.529967" calcext:value-type="float">
            <text:p>17,529967</text:p>
          </table:table-cell>
          <table:table-cell office:value-type="float" office:value="16.501859" calcext:value-type="float">
            <text:p>16,501859</text:p>
          </table:table-cell>
          <table:table-cell office:value-type="float" office:value="18.510269" calcext:value-type="float">
            <text:p>18,510269</text:p>
          </table:table-cell>
          <table:table-cell/>
        </table:table-row>
        <table:table-row table:style-name="ro1">
          <table:table-cell table:style-name="ce3"/>
          <table:table-cell office:value-type="float" office:value="15.951432" calcext:value-type="float">
            <text:p>15,951432</text:p>
          </table:table-cell>
          <table:table-cell office:value-type="float" office:value="13.087543" calcext:value-type="float">
            <text:p>13,087543</text:p>
          </table:table-cell>
          <table:table-cell office:value-type="float" office:value="17.534351" calcext:value-type="float">
            <text:p>17,534351</text:p>
          </table:table-cell>
          <table:table-cell office:value-type="float" office:value="17.047575" calcext:value-type="float">
            <text:p>17,047575</text:p>
          </table:table-cell>
          <table:table-cell office:value-type="float" office:value="17.832483" calcext:value-type="float">
            <text:p>17,832483</text:p>
          </table:table-cell>
          <table:table-cell/>
        </table:table-row>
        <table:table-row table:style-name="ro1">
          <table:table-cell table:style-name="ce3"/>
          <table:table-cell office:value-type="float" office:value="16.417698" calcext:value-type="float">
            <text:p>16,417698</text:p>
          </table:table-cell>
          <table:table-cell office:value-type="float" office:value="13.246789" calcext:value-type="float">
            <text:p>13,246789</text:p>
          </table:table-cell>
          <table:table-cell office:value-type="float" office:value="16.472774" calcext:value-type="float">
            <text:p>16,472774</text:p>
          </table:table-cell>
          <table:table-cell office:value-type="float" office:value="16.675518" calcext:value-type="float">
            <text:p>16,675518</text:p>
          </table:table-cell>
          <table:table-cell office:value-type="float" office:value="18.853807" calcext:value-type="float">
            <text:p>18,853807</text:p>
          </table:table-cell>
          <table:table-cell/>
        </table:table-row>
        <table:table-row table:style-name="ro1">
          <table:table-cell table:style-name="ce3"/>
          <table:table-cell office:value-type="float" office:value="15.166525" calcext:value-type="float">
            <text:p>15,166525</text:p>
          </table:table-cell>
          <table:table-cell office:value-type="float" office:value="13.12038" calcext:value-type="float">
            <text:p>13,12038</text:p>
          </table:table-cell>
          <table:table-cell office:value-type="float" office:value="16.574825" calcext:value-type="float">
            <text:p>16,574825</text:p>
          </table:table-cell>
          <table:table-cell office:value-type="float" office:value="16.344588" calcext:value-type="float">
            <text:p>16,344588</text:p>
          </table:table-cell>
          <table:table-cell office:value-type="float" office:value="17.855892" calcext:value-type="float">
            <text:p>17,855892</text:p>
          </table:table-cell>
          <table:table-cell/>
        </table:table-row>
        <table:table-row table:style-name="ro1">
          <table:table-cell table:style-name="ce3"/>
          <table:table-cell office:value-type="float" office:value="16.588816" calcext:value-type="float">
            <text:p>16,588816</text:p>
          </table:table-cell>
          <table:table-cell office:value-type="float" office:value="13.841608" calcext:value-type="float">
            <text:p>13,841608</text:p>
          </table:table-cell>
          <table:table-cell office:value-type="float" office:value="17.726684" calcext:value-type="float">
            <text:p>17,726684</text:p>
          </table:table-cell>
          <table:table-cell office:value-type="float" office:value="16.064406" calcext:value-type="float">
            <text:p>16,064406</text:p>
          </table:table-cell>
          <table:table-cell office:value-type="float" office:value="17.781657" calcext:value-type="float">
            <text:p>17,781657</text:p>
          </table:table-cell>
          <table:table-cell/>
        </table:table-row>
        <table:table-row table:style-name="ro1">
          <table:table-cell table:style-name="ce3"/>
          <table:table-cell office:value-type="float" office:value="15.782125" calcext:value-type="float">
            <text:p>15,782125</text:p>
          </table:table-cell>
          <table:table-cell office:value-type="float" office:value="13.704672" calcext:value-type="float">
            <text:p>13,704672</text:p>
          </table:table-cell>
          <table:table-cell office:value-type="float" office:value="16.49073" calcext:value-type="float">
            <text:p>16,49073</text:p>
          </table:table-cell>
          <table:table-cell office:value-type="float" office:value="16.642718" calcext:value-type="float">
            <text:p>16,642718</text:p>
          </table:table-cell>
          <table:table-cell office:value-type="float" office:value="17.566153" calcext:value-type="float">
            <text:p>17,566153</text:p>
          </table:table-cell>
          <table:table-cell/>
        </table:table-row>
        <table:table-row table:style-name="ro1">
          <table:table-cell table:style-name="ce3"/>
          <table:table-cell office:value-type="float" office:value="15.545179" calcext:value-type="float">
            <text:p>15,545179</text:p>
          </table:table-cell>
          <table:table-cell office:value-type="float" office:value="12.990961" calcext:value-type="float">
            <text:p>12,990961</text:p>
          </table:table-cell>
          <table:table-cell office:value-type="float" office:value="17.590242" calcext:value-type="float">
            <text:p>17,590242</text:p>
          </table:table-cell>
          <table:table-cell office:value-type="float" office:value="16.363849" calcext:value-type="float">
            <text:p>16,363849</text:p>
          </table:table-cell>
          <table:table-cell office:value-type="float" office:value="17.713119" calcext:value-type="float">
            <text:p>17,713119</text:p>
          </table:table-cell>
          <table:table-cell/>
        </table:table-row>
        <table:table-row table:style-name="ro1">
          <table:table-cell table:style-name="ce3"/>
          <table:table-cell office:value-type="float" office:value="15.838106" calcext:value-type="float">
            <text:p>15,838106</text:p>
          </table:table-cell>
          <table:table-cell office:value-type="float" office:value="13.7513" calcext:value-type="float">
            <text:p>13,7513</text:p>
          </table:table-cell>
          <table:table-cell office:value-type="float" office:value="17.871032" calcext:value-type="float">
            <text:p>17,871032</text:p>
          </table:table-cell>
          <table:table-cell office:value-type="float" office:value="16.294178" calcext:value-type="float">
            <text:p>16,294178</text:p>
          </table:table-cell>
          <table:table-cell office:value-type="float" office:value="17.976873" calcext:value-type="float">
            <text:p>17,976873</text:p>
          </table:table-cell>
          <table:table-cell/>
        </table:table-row>
        <table:table-row table:style-name="ro1">
          <table:table-cell table:style-name="ce3"/>
          <table:table-cell office:value-type="float" office:value="16.889669" calcext:value-type="float">
            <text:p>16,889669</text:p>
          </table:table-cell>
          <table:table-cell office:value-type="float" office:value="13.837324" calcext:value-type="float">
            <text:p>13,837324</text:p>
          </table:table-cell>
          <table:table-cell office:value-type="float" office:value="17.457066" calcext:value-type="float">
            <text:p>17,457066</text:p>
          </table:table-cell>
          <table:table-cell office:value-type="float" office:value="16.63679" calcext:value-type="float">
            <text:p>16,63679</text:p>
          </table:table-cell>
          <table:table-cell office:value-type="float" office:value="17.21199" calcext:value-type="float">
            <text:p>17,21199</text:p>
          </table:table-cell>
          <table:table-cell/>
        </table:table-row>
        <table:table-row table:style-name="ro1">
          <table:table-cell table:style-name="ce3"/>
          <table:table-cell office:value-type="float" office:value="16.623965" calcext:value-type="float">
            <text:p>16,623965</text:p>
          </table:table-cell>
          <table:table-cell office:value-type="float" office:value="13.413417" calcext:value-type="float">
            <text:p>13,413417</text:p>
          </table:table-cell>
          <table:table-cell office:value-type="float" office:value="17.475726" calcext:value-type="float">
            <text:p>17,475726</text:p>
          </table:table-cell>
          <table:table-cell office:value-type="float" office:value="16.717025" calcext:value-type="float">
            <text:p>16,717025</text:p>
          </table:table-cell>
          <table:table-cell office:value-type="float" office:value="18.195836" calcext:value-type="float">
            <text:p>18,195836</text:p>
          </table:table-cell>
          <table:table-cell/>
        </table:table-row>
        <table:table-row table:style-name="ro1">
          <table:table-cell table:style-name="ce3"/>
          <table:table-cell office:value-type="float" office:value="15.872979" calcext:value-type="float">
            <text:p>15,872979</text:p>
          </table:table-cell>
          <table:table-cell office:value-type="float" office:value="13.436894" calcext:value-type="float">
            <text:p>13,436894</text:p>
          </table:table-cell>
          <table:table-cell office:value-type="float" office:value="17.039299" calcext:value-type="float">
            <text:p>17,039299</text:p>
          </table:table-cell>
          <table:table-cell office:value-type="float" office:value="16.578109" calcext:value-type="float">
            <text:p>16,578109</text:p>
          </table:table-cell>
          <table:table-cell office:value-type="float" office:value="18.866321" calcext:value-type="float">
            <text:p>18,866321</text:p>
          </table:table-cell>
          <table:table-cell/>
        </table:table-row>
        <table:table-row table:style-name="ro1">
          <table:table-cell table:style-name="ce3"/>
          <table:table-cell office:value-type="float" office:value="16.890648" calcext:value-type="float">
            <text:p>16,890648</text:p>
          </table:table-cell>
          <table:table-cell office:value-type="float" office:value="13.716276" calcext:value-type="float">
            <text:p>13,716276</text:p>
          </table:table-cell>
          <table:table-cell office:value-type="float" office:value="17.611006" calcext:value-type="float">
            <text:p>17,611006</text:p>
          </table:table-cell>
          <table:table-cell office:value-type="float" office:value="16.628915" calcext:value-type="float">
            <text:p>16,628915</text:p>
          </table:table-cell>
          <table:table-cell office:value-type="float" office:value="17.271841" calcext:value-type="float">
            <text:p>17,271841</text:p>
          </table:table-cell>
          <table:table-cell/>
        </table:table-row>
        <table:table-row table:style-name="ro1">
          <table:table-cell table:style-name="ce3"/>
          <table:table-cell office:value-type="float" office:value="16.039479" calcext:value-type="float">
            <text:p>16,039479</text:p>
          </table:table-cell>
          <table:table-cell office:value-type="float" office:value="13.577905" calcext:value-type="float">
            <text:p>13,577905</text:p>
          </table:table-cell>
          <table:table-cell office:value-type="float" office:value="16.459285" calcext:value-type="float">
            <text:p>16,459285</text:p>
          </table:table-cell>
          <table:table-cell office:value-type="float" office:value="16.504873" calcext:value-type="float">
            <text:p>16,504873</text:p>
          </table:table-cell>
          <table:table-cell office:value-type="float" office:value="18.105247" calcext:value-type="float">
            <text:p>18,105247</text:p>
          </table:table-cell>
          <table:table-cell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AVERAGE([.B110:.B209])" office:value-type="float" office:value="16.01920826" calcext:value-type="float">
            <text:p>16,01920826</text:p>
          </table:table-cell>
          <table:table-cell table:style-name="ce1" table:formula="of:=AVERAGE([.C110:.C209])" office:value-type="float" office:value="13.37252607" calcext:value-type="float">
            <text:p>13,37252607</text:p>
          </table:table-cell>
          <table:table-cell table:style-name="ce1" table:formula="of:=AVERAGE([.D110:.D209])" office:value-type="float" office:value="17.17414415" calcext:value-type="float">
            <text:p>17,17414415</text:p>
          </table:table-cell>
          <table:table-cell table:style-name="ce1" table:formula="of:=AVERAGE([.E110:.E209])" office:value-type="float" office:value="16.59360014" calcext:value-type="float">
            <text:p>16,59360014</text:p>
          </table:table-cell>
          <table:table-cell table:style-name="ce1" table:formula="of:=AVERAGE([.F110:.F209])" office:value-type="float" office:value="17.98876209" calcext:value-type="float">
            <text:p>17,98876209</text:p>
          </table:table-cell>
          <table:table-cell/>
        </table:table-row>
        <table:table-row table:style-name="ro1">
          <table:table-cell table:style-name="ce1" office:value-type="string" calcext:value-type="string">
            <text:p>STD_DEV</text:p>
          </table:table-cell>
          <table:table-cell table:style-name="ce1" table:formula="of:=STDEV([.B110:.B209])" office:value-type="float" office:value="0.522717260722298" calcext:value-type="float">
            <text:p>0,522717260722298</text:p>
          </table:table-cell>
          <table:table-cell table:style-name="ce1" table:formula="of:=STDEV([.C110:.C209])" office:value-type="float" office:value="0.302458963066526" calcext:value-type="float">
            <text:p>0,302458963066526</text:p>
          </table:table-cell>
          <table:table-cell table:style-name="ce1" table:formula="of:=STDEV([.D110:.D209])" office:value-type="float" office:value="0.459940873855057" calcext:value-type="float">
            <text:p>0,459940873855057</text:p>
          </table:table-cell>
          <table:table-cell table:style-name="ce1" table:formula="of:=STDEV([.E110:.E209])" office:value-type="float" office:value="0.3285844770674" calcext:value-type="float">
            <text:p>0,3285844770674</text:p>
          </table:table-cell>
          <table:table-cell table:style-name="ce1" table:formula="of:=STDEV([.F110:.F209])" office:value-type="float" office:value="0.506079794617691" calcext:value-type="float">
            <text:p>0,5060797946176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0:34:13.426811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8:01:48.950479487</meta:creation-date>
    <dc:date>2019-10-31T20:37:16.052327952</dc:date>
    <meta:editing-duration>PT1H57M49S</meta:editing-duration>
    <meta:editing-cycles>10</meta:editing-cycles>
    <meta:generator>LibreOffice/6.0.7.3$Linux_X86_64 LibreOffice_project/00m0$Build-3</meta:generator>
    <meta:document-statistic meta:table-count="1" meta:cell-count="1132" meta:object-count="0"/>
  </office:meta>
</office:document-meta>
</file>